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hipStruct-3_5f_01" style:display-name="ShipStruct-3_01" style:family="table">
      <style:table-properties style:width="6.9271in" fo:margin-left="0in" table:align="left" style:may-break-between-rows="false"/>
    </style:style>
    <style:style style:name="ShipStruct-3_5f_01.A" style:display-name="ShipStruct-3_01.A" style:family="table-column">
      <style:table-column-properties style:column-width="0.6875in"/>
    </style:style>
    <style:style style:name="ShipStruct-3_5f_01.B" style:display-name="ShipStruct-3_01.B" style:family="table-column">
      <style:table-column-properties style:column-width="2in"/>
    </style:style>
    <style:style style:name="ShipStruct-3_5f_01.C" style:display-name="ShipStruct-3_01.C" style:family="table-column">
      <style:table-column-properties style:column-width="4.2396in"/>
    </style:style>
    <style:style style:name="ShipStruct-3_5f_01.A1" style:display-name="Ship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ShipStruct-3_5f_01.C1" style:display-name="ShipStruct-3_01.C1" style:family="table-cell">
      <style:table-cell-properties fo:padding="0.0382in" fo:border="0.05pt solid #000000"/>
    </style:style>
    <style:style style:name="ShipStruct-3_5f_01.A2" style:display-name="ShipStruct-3_01.A2" style:family="table-cell">
      <style:table-cell-properties fo:padding="0.0382in" fo:border-left="0.05pt solid #000000" fo:border-right="none" fo:border-top="none" fo:border-bottom="0.05pt solid #000000"/>
    </style:style>
    <style:style style:name="ShipStruct-3_5f_01.C2" style:display-name="Ship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ShipTemplate-3_5f_02" style:display-name="ShipTemplate-3_02" style:family="table">
      <style:table-properties style:width="6.9271in" fo:margin-left="0in" table:align="left"/>
    </style:style>
    <style:style style:name="ShipTemplate-3_5f_02.A" style:display-name="ShipTemplate-3_02.A" style:family="table-column">
      <style:table-column-properties style:column-width="0.6875in"/>
    </style:style>
    <style:style style:name="ShipTemplate-3_5f_02.B" style:display-name="ShipTemplate-3_02.B" style:family="table-column">
      <style:table-column-properties style:column-width="2in"/>
    </style:style>
    <style:style style:name="ShipTemplate-3_5f_02.C" style:display-name="ShipTemplate-3_02.C" style:family="table-column">
      <style:table-column-properties style:column-width="4.2396in"/>
    </style:style>
    <style:style style:name="ShipTemplate-3_5f_02.1" style:display-name="ShipTemplate-3_02.1" style:family="table-row">
      <style:table-row-properties fo:keep-together="always"/>
    </style:style>
    <style:style style:name="ShipTemplate-3_5f_02.A1" style:display-name="ShipTemplate-3_02.A1" style:family="table-cell">
      <style:table-cell-properties fo:padding="0.0382in" fo:border-left="0.05pt solid #000000" fo:border-right="none" fo:border-top="0.05pt solid #000000" fo:border-bottom="0.05pt solid #000000"/>
    </style:style>
    <style:style style:name="ShipTemplate-3_5f_02.C1" style:display-name="ShipTemplate-3_02.C1" style:family="table-cell">
      <style:table-cell-properties fo:padding="0.0382in" fo:border="0.05pt solid #000000"/>
    </style:style>
    <style:style style:name="ShipTemplate-3_5f_02.A2" style:display-name="ShipTemplate-3_02.A2" style:family="table-cell">
      <style:table-cell-properties fo:padding="0.0382in" fo:border-left="0.05pt solid #000000" fo:border-right="none" fo:border-top="none" fo:border-bottom="0.05pt solid #000000"/>
    </style:style>
    <style:style style:name="ShipTemplate-3_5f_02.C2" style:display-name="ShipTemplate-3_02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RatingStruct-3_5f_01" style:display-name="WareRatingStruct-3_01" style:family="table">
      <style:table-properties style:width="6.9271in" fo:margin-left="0in" table:align="left"/>
    </style:style>
    <style:style style:name="WareRatingStruct-3_5f_01.A" style:display-name="WareRatingStruct-3_01.A" style:family="table-column">
      <style:table-column-properties style:column-width="0.6875in"/>
    </style:style>
    <style:style style:name="WareRatingStruct-3_5f_01.B" style:display-name="WareRatingStruct-3_01.B" style:family="table-column">
      <style:table-column-properties style:column-width="2in"/>
    </style:style>
    <style:style style:name="WareRatingStruct-3_5f_01.C" style:display-name="WareRatingStruct-3_01.C" style:family="table-column">
      <style:table-column-properties style:column-width="4.2396in"/>
    </style:style>
    <style:style style:name="WareRatingStruct-3_5f_01.1" style:display-name="WareRatingStruct-3_01.1" style:family="table-row">
      <style:table-row-properties fo:keep-together="always"/>
    </style:style>
    <style:style style:name="WareRatingStruct-3_5f_01.A1" style:display-name="WareRating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areRatingStruct-3_5f_01.C1" style:display-name="WareRatingStruct-3_01.C1" style:family="table-cell">
      <style:table-cell-properties fo:padding="0.0382in" fo:border="0.05pt solid #000000"/>
    </style:style>
    <style:style style:name="WareRatingStruct-3_5f_01.A2" style:display-name="WareRatingStruct-3_01.A2" style:family="table-cell">
      <style:table-cell-properties fo:padding="0.0382in" fo:border-left="0.05pt solid #000000" fo:border-right="none" fo:border-top="none" fo:border-bottom="0.05pt solid #000000"/>
    </style:style>
    <style:style style:name="WareRatingStruct-3_5f_01.C2" style:display-name="WareRating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" style:display-name="WareStruct-3_01" style:family="table">
      <style:table-properties style:width="6.9271in" fo:margin-left="0in" fo:break-before="auto" fo:break-after="auto" table:align="left"/>
    </style:style>
    <style:style style:name="WareStruct-3_5f_01.A" style:display-name="WareStruct-3_01.A" style:family="table-column">
      <style:table-column-properties style:column-width="0.6875in"/>
    </style:style>
    <style:style style:name="WareStruct-3_5f_01.B" style:display-name="WareStruct-3_01.B" style:family="table-column">
      <style:table-column-properties style:column-width="2in"/>
    </style:style>
    <style:style style:name="WareStruct-3_5f_01.C" style:display-name="WareStruct-3_01.C" style:family="table-column">
      <style:table-column-properties style:column-width="4.2396in"/>
    </style:style>
    <style:style style:name="WareStruct-3_5f_01.1" style:display-name="WareStruct-3_01.1" style:family="table-row">
      <style:table-row-properties fo:keep-together="always"/>
    </style:style>
    <style:style style:name="WareStruct-3_5f_01.A1" style:display-name="Ware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areStruct-3_5f_01.B1" style:display-name="WareStruct-3_01.B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WareStruct-3_5f_01.C1" style:display-name="WareStruct-3_01.C1" style:family="table-cell">
      <style:table-cell-properties fo:padding="0.0382in" fo:border="0.05pt solid #000000"/>
    </style:style>
    <style:style style:name="WareStruct-3_5f_01.A2" style:display-name="WareStruct-3_01.A2" style:family="table-cell">
      <style:table-cell-properties fo:padding="0.0382in" fo:border-left="0.05pt solid #000000" fo:border-right="none" fo:border-top="none" fo:border-bottom="0.05pt solid #000000"/>
    </style:style>
    <style:style style:name="WareStruct-3_5f_01.B2" style:display-name="WareStruct-3_01.B2" style:family="table-cell">
      <style:table-cell-properties fo:padding="0.0382in" fo:border-left="0.05pt solid #000000" fo:border-right="none" fo:border-top="none" fo:border-bottom="0.05pt solid #000000"/>
    </style:style>
    <style:style style:name="WareStruct-3_5f_01.C2" style:display-name="Ware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3" style:display-name="WareStruct-3_01.A3" style:family="table-cell">
      <style:table-cell-properties fo:padding="0.0382in" fo:border-left="0.05pt solid #000000" fo:border-right="none" fo:border-top="none" fo:border-bottom="0.05pt solid #000000"/>
    </style:style>
    <style:style style:name="WareStruct-3_5f_01.B3" style:display-name="WareStruct-3_01.B3" style:family="table-cell">
      <style:table-cell-properties fo:padding="0.0382in" fo:border-left="0.05pt solid #000000" fo:border-right="none" fo:border-top="none" fo:border-bottom="0.05pt solid #000000"/>
    </style:style>
    <style:style style:name="WareStruct-3_5f_01.C3" style:display-name="WareStruct-3_01.C3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4" style:display-name="WareStruct-3_0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WareStruct-3_5f_01.B4" style:display-name="WareStruct-3_01.B4" style:family="table-cell">
      <style:table-cell-properties fo:padding="0.0382in" fo:border-left="0.05pt solid #000000" fo:border-right="none" fo:border-top="none" fo:border-bottom="0.05pt solid #000000"/>
    </style:style>
    <style:style style:name="WareStruct-3_5f_01.C4" style:display-name="WareStruct-3_01.C4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5" style:display-name="WareStruct-3_01.A5" style:family="table-cell">
      <style:table-cell-properties fo:padding="0.0382in" fo:border-left="0.05pt solid #000000" fo:border-right="none" fo:border-top="none" fo:border-bottom="0.05pt solid #000000"/>
    </style:style>
    <style:style style:name="WareStruct-3_5f_01.B5" style:display-name="WareStruct-3_01.B5" style:family="table-cell">
      <style:table-cell-properties fo:padding="0.0382in" fo:border-left="0.05pt solid #000000" fo:border-right="none" fo:border-top="none" fo:border-bottom="0.05pt solid #000000"/>
    </style:style>
    <style:style style:name="WareStruct-3_5f_01.C5" style:display-name="WareStruct-3_01.C5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6" style:display-name="WareStruct-3_01.A6" style:family="table-cell">
      <style:table-cell-properties fo:padding="0.0382in" fo:border-left="0.05pt solid #000000" fo:border-right="none" fo:border-top="none" fo:border-bottom="0.05pt solid #000000"/>
    </style:style>
    <style:style style:name="WareStruct-3_5f_01.B6" style:display-name="WareStruct-3_01.B6" style:family="table-cell">
      <style:table-cell-properties fo:padding="0.0382in" fo:border-left="0.05pt solid #000000" fo:border-right="none" fo:border-top="none" fo:border-bottom="0.05pt solid #000000"/>
    </style:style>
    <style:style style:name="WareStruct-3_5f_01.C6" style:display-name="WareStruct-3_01.C6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7" style:display-name="WareStruct-3_01.A7" style:family="table-cell">
      <style:table-cell-properties fo:padding="0.0382in" fo:border-left="0.05pt solid #000000" fo:border-right="none" fo:border-top="none" fo:border-bottom="0.05pt solid #000000"/>
    </style:style>
    <style:style style:name="WareStruct-3_5f_01.B7" style:display-name="WareStruct-3_01.B7" style:family="table-cell">
      <style:table-cell-properties fo:padding="0.0382in" fo:border-left="0.05pt solid #000000" fo:border-right="none" fo:border-top="none" fo:border-bottom="0.05pt solid #000000"/>
    </style:style>
    <style:style style:name="WareStruct-3_5f_01.C7" style:display-name="WareStruct-3_01.C7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8" style:display-name="WareStruct-3_01.A8" style:family="table-cell">
      <style:table-cell-properties fo:padding="0.0382in" fo:border-left="0.05pt solid #000000" fo:border-right="none" fo:border-top="none" fo:border-bottom="0.05pt solid #000000"/>
    </style:style>
    <style:style style:name="WareStruct-3_5f_01.B8" style:display-name="WareStruct-3_01.B8" style:family="table-cell">
      <style:table-cell-properties fo:padding="0.0382in" fo:border-left="0.05pt solid #000000" fo:border-right="none" fo:border-top="none" fo:border-bottom="0.05pt solid #000000"/>
    </style:style>
    <style:style style:name="WareStruct-3_5f_01.C8" style:display-name="WareStruct-3_01.C8" style:family="table-cell">
      <style:table-cell-properties fo:padding="0.0382in" fo:border-left="0.05pt solid #000000" fo:border-right="0.05pt solid #000000" fo:border-top="none" fo:border-bottom="0.05pt solid #000000"/>
    </style:style>
    <style:style style:name="WareStruct-3_5f_01.A9" style:display-name="WareStruct-3_01.A9" style:family="table-cell">
      <style:table-cell-properties fo:padding="0.0382in" fo:border-left="0.05pt solid #000000" fo:border-right="none" fo:border-top="none" fo:border-bottom="0.05pt solid #000000"/>
    </style:style>
    <style:style style:name="WareStruct-3_5f_01.B9" style:display-name="WareStruct-3_01.B9" style:family="table-cell">
      <style:table-cell-properties fo:padding="0.0382in" fo:border-left="0.05pt solid #000000" fo:border-right="none" fo:border-top="none" fo:border-bottom="0.05pt solid #000000"/>
    </style:style>
    <style:style style:name="WareStruct-3_5f_01.C9" style:display-name="WareStruct-3_01.C9" style:family="table-cell">
      <style:table-cell-properties fo:padding="0.0382in" fo:border-left="0.05pt solid #000000" fo:border-right="0.05pt solid #000000" fo:border-top="none" fo:border-bottom="0.05pt solid #000000"/>
    </style:style>
    <style:style style:name="WorkspaceStruct-3_5f_01" style:display-name="WorkspaceStruct-3_01" style:family="table">
      <style:table-properties style:width="6.9271in" fo:margin-left="0in" table:align="left"/>
    </style:style>
    <style:style style:name="WorkspaceStruct-3_5f_01.A" style:display-name="WorkspaceStruct-3_01.A" style:family="table-column">
      <style:table-column-properties style:column-width="0.6875in"/>
    </style:style>
    <style:style style:name="WorkspaceStruct-3_5f_01.B" style:display-name="WorkspaceStruct-3_01.B" style:family="table-column">
      <style:table-column-properties style:column-width="2in"/>
    </style:style>
    <style:style style:name="WorkspaceStruct-3_5f_01.C" style:display-name="WorkspaceStruct-3_01.C" style:family="table-column">
      <style:table-column-properties style:column-width="4.2396in"/>
    </style:style>
    <style:style style:name="WorkspaceStruct-3_5f_01.1" style:display-name="WorkspaceStruct-3_01.1" style:family="table-row">
      <style:table-row-properties fo:keep-together="always"/>
    </style:style>
    <style:style style:name="WorkspaceStruct-3_5f_01.A1" style:display-name="WorkspaceStruct-3_01.A1" style:family="table-cell">
      <style:table-cell-properties fo:padding="0.0382in" fo:border-left="0.05pt solid #000000" fo:border-right="none" fo:border-top="0.05pt solid #000000" fo:border-bottom="0.05pt solid #000000"/>
    </style:style>
    <style:style style:name="WorkspaceStruct-3_5f_01.C1" style:display-name="WorkspaceStruct-3_01.C1" style:family="table-cell">
      <style:table-cell-properties fo:padding="0.0382in" fo:border="0.05pt solid #000000"/>
    </style:style>
    <style:style style:name="WorkspaceStruct-3_5f_01.A2" style:display-name="WorkspaceStruct-3_01.A2" style:family="table-cell">
      <style:table-cell-properties fo:padding="0.0382in" fo:border-left="0.05pt solid #000000" fo:border-right="none" fo:border-top="none" fo:border-bottom="0.05pt solid #000000"/>
    </style:style>
    <style:style style:name="WorkspaceStruct-3_5f_01.C2" style:display-name="WorkspaceStruct-3_01.C2" style:family="table-cell">
      <style:table-cell-properties fo:padding="0.0382in" fo:border-left="0.05pt solid #000000" fo:border-right="0.05pt solid #000000" fo:border-top="none" fo:border-bottom="0.05pt solid #000000"/>
    </style:style>
    <style:style style:name="WaresForEquipmentParts" style:family="table">
      <style:table-properties style:width="6.925in" table:align="margins"/>
    </style:style>
    <style:style style:name="WaresForEquipmentParts.A" style:family="table-column">
      <style:table-column-properties style:column-width="2.925in" style:rel-column-width="27680*"/>
    </style:style>
    <style:style style:name="WaresForEquipmentParts.B" style:family="table-column">
      <style:table-column-properties style:column-width="1in" style:rel-column-width="9463*"/>
    </style:style>
    <style:style style:name="WaresForEquipmentParts.E" style:family="table-column">
      <style:table-column-properties style:column-width="1in" style:rel-column-width="9466*"/>
    </style:style>
    <style:style style:name="WaresForEquipmentParts.A1" style:family="table-cell">
      <style:table-cell-properties fo:padding="0.0382in" fo:border-left="0.05pt solid #000000" fo:border-right="none" fo:border-top="0.05pt solid #000000" fo:border-bottom="0.05pt solid #000000"/>
    </style:style>
    <style:style style:name="WaresForEquipmentParts.E1" style:family="table-cell">
      <style:table-cell-properties fo:padding="0.0382in" fo:border="0.05pt solid #000000"/>
    </style:style>
    <style:style style:name="WaresForEquipmentParts.A2" style:family="table-cell">
      <style:table-cell-properties fo:padding="0.0382in" fo:border-left="0.05pt solid #000000" fo:border-right="none" fo:border-top="none" fo:border-bottom="0.05pt solid #000000"/>
    </style:style>
    <style:style style:name="WaresForEquipmentParts.E2" style:family="table-cell">
      <style:table-cell-properties fo:padding="0.0382in" fo:border-left="0.05pt solid #000000" fo:border-right="0.05pt solid #000000" fo:border-top="none" fo:border-bottom="0.05pt solid #000000"/>
    </style:style>
    <style:style style:name="SignalAttackedLogicStates" style:family="table">
      <style:table-properties style:width="6.9271in" fo:margin-left="0in" table:align="left"/>
    </style:style>
    <style:style style:name="SignalAttackedLogicStates.A" style:family="table-column">
      <style:table-column-properties style:column-width="2.5in"/>
    </style:style>
    <style:style style:name="SignalAttackedLogicStates.B" style:family="table-column">
      <style:table-column-properties style:column-width="4.4271in"/>
    </style:style>
    <style:style style:name="SignalAttackedLogicStates.A1" style:family="table-cell">
      <style:table-cell-properties fo:padding="0.0382in" fo:border-left="0.05pt solid #000000" fo:border-right="none" fo:border-top="0.05pt solid #000000" fo:border-bottom="0.05pt solid #000000"/>
    </style:style>
    <style:style style:name="SignalAttackedLogicStates.B1" style:family="table-cell">
      <style:table-cell-properties fo:padding="0.0382in" fo:border="0.05pt solid #000000"/>
    </style:style>
    <style:style style:name="SignalAttackedLogicStates.A2" style:family="table-cell">
      <style:table-cell-properties fo:padding="0.0382in" fo:border-left="0.05pt solid #000000" fo:border-right="none" fo:border-top="none" fo:border-bottom="0.05pt solid #000000"/>
    </style:style>
    <style:style style:name="SignalAttackedLogicStat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37a3f0" officeooo:paragraph-rsid="0037a3f0"/>
    </style:style>
    <style:style style:name="P2" style:family="paragraph" style:parent-style-name="Table_20_Heading">
      <style:text-properties officeooo:rsid="00581dfc" officeooo:paragraph-rsid="00581dfc"/>
    </style:style>
    <style:style style:name="P3" style:family="paragraph" style:parent-style-name="Table_20_Heading">
      <style:text-properties officeooo:rsid="005dd05b" officeooo:paragraph-rsid="005dd05b"/>
    </style:style>
    <style:style style:name="P4" style:family="paragraph" style:parent-style-name="Table_20_Heading">
      <style:text-properties officeooo:rsid="0082beb3" officeooo:paragraph-rsid="0082beb3"/>
    </style:style>
    <style:style style:name="P5" style:family="paragraph" style:parent-style-name="Table_20_Heading">
      <style:text-properties officeooo:rsid="0093b483" officeooo:paragraph-rsid="0093b483"/>
    </style:style>
    <style:style style:name="P6" style:family="paragraph" style:parent-style-name="Table_20_Heading">
      <style:text-properties officeooo:rsid="00da096d" officeooo:paragraph-rsid="00da096d"/>
    </style:style>
    <style:style style:name="P7" style:family="paragraph" style:parent-style-name="Text_20_body">
      <style:paragraph-properties fo:text-align="start" style:justify-single-word="false"/>
      <style:text-properties officeooo:rsid="001e8e51" officeooo:paragraph-rsid="001e8e51"/>
    </style:style>
    <style:style style:name="P8" style:family="paragraph" style:parent-style-name="Text_20_body">
      <style:paragraph-properties fo:text-align="end" style:justify-single-word="false"/>
      <style:text-properties officeooo:rsid="001e8e51" officeooo:paragraph-rsid="001e8e51"/>
    </style:style>
    <style:style style:name="P9" style:family="paragraph" style:parent-style-name="Text_20_body">
      <style:text-properties officeooo:rsid="001e8e51" officeooo:paragraph-rsid="001e8e51"/>
    </style:style>
    <style:style style:name="P10" style:family="paragraph" style:parent-style-name="Text_20_body">
      <style:text-properties officeooo:rsid="0035c2dc" officeooo:paragraph-rsid="0035c2dc"/>
    </style:style>
    <style:style style:name="P11" style:family="paragraph" style:parent-style-name="Text_20_body">
      <style:text-properties officeooo:rsid="003621ea" officeooo:paragraph-rsid="003621ea"/>
    </style:style>
    <style:style style:name="P12" style:family="paragraph" style:parent-style-name="Text_20_body">
      <style:text-properties officeooo:rsid="00482e5f" officeooo:paragraph-rsid="00482e5f"/>
    </style:style>
    <style:style style:name="P13" style:family="paragraph" style:parent-style-name="Text_20_body">
      <style:text-properties officeooo:rsid="004ec8c7" officeooo:paragraph-rsid="004ec8c7"/>
    </style:style>
    <style:style style:name="P14" style:family="paragraph" style:parent-style-name="Text_20_body">
      <style:text-properties fo:color="#800000" officeooo:rsid="004ef63c" officeooo:paragraph-rsid="004ef63c"/>
    </style:style>
    <style:style style:name="P15" style:family="paragraph" style:parent-style-name="Text_20_body">
      <style:text-properties officeooo:rsid="005afde2" officeooo:paragraph-rsid="005afde2"/>
    </style:style>
    <style:style style:name="P16" style:family="paragraph" style:parent-style-name="Text_20_body">
      <style:text-properties officeooo:rsid="007eaf96" officeooo:paragraph-rsid="007eaf96"/>
    </style:style>
    <style:style style:name="P17" style:family="paragraph" style:parent-style-name="Text_20_body">
      <style:text-properties officeooo:paragraph-rsid="007eaf96"/>
    </style:style>
    <style:style style:name="P18" style:family="paragraph" style:parent-style-name="Text_20_body">
      <style:text-properties officeooo:rsid="00464023" officeooo:paragraph-rsid="00464023"/>
    </style:style>
    <style:style style:name="P19" style:family="paragraph" style:parent-style-name="Text_20_body">
      <style:text-properties officeooo:rsid="0093b483" officeooo:paragraph-rsid="0093b483"/>
    </style:style>
    <style:style style:name="P20" style:family="paragraph" style:parent-style-name="Text_20_body">
      <style:text-properties officeooo:rsid="00a2c87f" officeooo:paragraph-rsid="00a2c87f"/>
    </style:style>
    <style:style style:name="P21" style:family="paragraph" style:parent-style-name="Text_20_body">
      <style:text-properties officeooo:rsid="00a2c87f" officeooo:paragraph-rsid="00b3c05d"/>
    </style:style>
    <style:style style:name="P22" style:family="paragraph" style:parent-style-name="Text_20_body">
      <style:text-properties officeooo:rsid="00b3c05d" officeooo:paragraph-rsid="00b3c05d"/>
    </style:style>
    <style:style style:name="P23" style:family="paragraph" style:parent-style-name="Text_20_body">
      <style:text-properties officeooo:rsid="00ba5a1e" officeooo:paragraph-rsid="00ba5a1e"/>
    </style:style>
    <style:style style:name="P24" style:family="paragraph" style:parent-style-name="Text_20_body">
      <style:text-properties officeooo:rsid="00bb853b" officeooo:paragraph-rsid="00bb853b"/>
    </style:style>
    <style:style style:name="P25" style:family="paragraph" style:parent-style-name="Text_20_body">
      <style:text-properties officeooo:rsid="00c1d6a0" officeooo:paragraph-rsid="00c1d6a0"/>
    </style:style>
    <style:style style:name="P26" style:family="paragraph" style:parent-style-name="Text_20_body">
      <style:text-properties officeooo:rsid="00c3c379" officeooo:paragraph-rsid="00c3c379"/>
    </style:style>
    <style:style style:name="P27" style:family="paragraph" style:parent-style-name="Text_20_body">
      <style:text-properties officeooo:rsid="00ce206c" officeooo:paragraph-rsid="00ce206c"/>
    </style:style>
    <style:style style:name="P28" style:family="paragraph" style:parent-style-name="Text_20_body">
      <style:text-properties officeooo:rsid="00d02d24" officeooo:paragraph-rsid="00d02d24"/>
    </style:style>
    <style:style style:name="P29" style:family="paragraph" style:parent-style-name="Text_20_body">
      <style:text-properties officeooo:rsid="00d84814" officeooo:paragraph-rsid="00d84814"/>
    </style:style>
    <style:style style:name="P30" style:family="paragraph" style:parent-style-name="Text_20_body">
      <style:text-properties officeooo:rsid="00e3ff1c" officeooo:paragraph-rsid="00e3ff1c"/>
    </style:style>
    <style:style style:name="P31" style:family="paragraph" style:parent-style-name="Text_20_body">
      <style:text-properties officeooo:rsid="00e3ff1c" officeooo:paragraph-rsid="00e89d15"/>
    </style:style>
    <style:style style:name="P32" style:family="paragraph" style:parent-style-name="Text_20_body">
      <style:text-properties officeooo:rsid="01032961" officeooo:paragraph-rsid="01032961"/>
    </style:style>
    <style:style style:name="P33" style:family="paragraph" style:parent-style-name="Text_20_body">
      <style:text-properties officeooo:rsid="00a2ea88" officeooo:paragraph-rsid="00b3c05d"/>
    </style:style>
    <style:style style:name="P34" style:family="paragraph" style:parent-style-name="Text_20_body">
      <style:text-properties officeooo:rsid="00b52934" officeooo:paragraph-rsid="00b381da"/>
    </style:style>
    <style:style style:name="P35" style:family="paragraph" style:parent-style-name="Text_20_body">
      <style:text-properties officeooo:rsid="00b73616" officeooo:paragraph-rsid="00b381da"/>
    </style:style>
    <style:style style:name="P36" style:family="paragraph" style:parent-style-name="Text_20_body">
      <style:text-properties officeooo:rsid="00b04d19" officeooo:paragraph-rsid="00abf0e6"/>
    </style:style>
    <style:style style:name="P37" style:family="paragraph" style:parent-style-name="Text_20_body">
      <style:text-properties officeooo:rsid="005309c4" officeooo:paragraph-rsid="005309c4"/>
    </style:style>
    <style:style style:name="P38" style:family="paragraph" style:parent-style-name="Text_20_body">
      <style:text-properties officeooo:rsid="0105ce12" officeooo:paragraph-rsid="0105ce12"/>
    </style:style>
    <style:style style:name="P39" style:family="paragraph" style:parent-style-name="Text_20_body">
      <style:text-properties officeooo:rsid="00774282" officeooo:paragraph-rsid="00774282"/>
    </style:style>
    <style:style style:name="P40" style:family="paragraph" style:parent-style-name="Text_20_body">
      <style:text-properties officeooo:rsid="01167be4" officeooo:paragraph-rsid="011eec98"/>
    </style:style>
    <style:style style:name="P41" style:family="paragraph" style:parent-style-name="Text_20_body">
      <style:text-properties officeooo:rsid="01167be4" officeooo:paragraph-rsid="012ed2ce"/>
    </style:style>
    <style:style style:name="P42" style:family="paragraph" style:parent-style-name="Text_20_body">
      <style:text-properties officeooo:rsid="012a8e3c" officeooo:paragraph-rsid="014b89de"/>
    </style:style>
    <style:style style:name="P43" style:family="paragraph" style:parent-style-name="Text_20_body">
      <style:text-properties officeooo:rsid="012a8e3c" officeooo:paragraph-rsid="014dc4ba"/>
    </style:style>
    <style:style style:name="P44" style:family="paragraph" style:parent-style-name="Text_20_body">
      <style:text-properties officeooo:rsid="0141faef" officeooo:paragraph-rsid="014b89de"/>
    </style:style>
    <style:style style:name="P45" style:family="paragraph" style:parent-style-name="Text_20_body">
      <style:text-properties officeooo:rsid="01187156" officeooo:paragraph-rsid="011eec98"/>
    </style:style>
    <style:style style:name="P46" style:family="paragraph" style:parent-style-name="Text_20_body">
      <style:text-properties officeooo:rsid="013c969f" officeooo:paragraph-rsid="014b89de"/>
    </style:style>
    <style:style style:name="P47" style:family="paragraph" style:parent-style-name="Subtitle">
      <style:paragraph-properties fo:text-align="start" style:justify-single-word="false"/>
    </style:style>
    <style:style style:name="P48" style:family="paragraph" style:parent-style-name="Title">
      <style:paragraph-properties fo:text-align="start" style:justify-single-word="false"/>
    </style:style>
    <style:style style:name="P49" style:family="paragraph" style:parent-style-name="Table_20_Contents">
      <style:text-properties officeooo:rsid="0037a3f0" officeooo:paragraph-rsid="0037a3f0"/>
    </style:style>
    <style:style style:name="P50" style:family="paragraph" style:parent-style-name="Table_20_Contents">
      <style:text-properties officeooo:rsid="003896f7" officeooo:paragraph-rsid="003896f7"/>
    </style:style>
    <style:style style:name="P51" style:family="paragraph" style:parent-style-name="Table_20_Contents">
      <style:text-properties officeooo:rsid="003a3e5d" officeooo:paragraph-rsid="003a3e5d"/>
    </style:style>
    <style:style style:name="P52" style:family="paragraph" style:parent-style-name="Table_20_Contents">
      <style:text-properties officeooo:rsid="003ae1a6" officeooo:paragraph-rsid="003ae1a6"/>
    </style:style>
    <style:style style:name="P53" style:family="paragraph" style:parent-style-name="Table_20_Contents">
      <style:text-properties officeooo:rsid="003e8273" officeooo:paragraph-rsid="003e8273"/>
    </style:style>
    <style:style style:name="P54" style:family="paragraph" style:parent-style-name="Table_20_Contents">
      <style:paragraph-properties fo:text-align="justify" style:justify-single-word="false"/>
      <style:text-properties officeooo:rsid="0042035f" officeooo:paragraph-rsid="0042035f"/>
    </style:style>
    <style:style style:name="P55" style:family="paragraph" style:parent-style-name="Table_20_Contents">
      <style:text-properties officeooo:rsid="00581dfc" officeooo:paragraph-rsid="00581dfc"/>
    </style:style>
    <style:style style:name="P56" style:family="paragraph" style:parent-style-name="Table_20_Contents">
      <style:text-properties officeooo:rsid="005856b5" officeooo:paragraph-rsid="005856b5"/>
    </style:style>
    <style:style style:name="P57" style:family="paragraph" style:parent-style-name="Table_20_Contents">
      <style:text-properties officeooo:rsid="005a277c" officeooo:paragraph-rsid="005a277c"/>
    </style:style>
    <style:style style:name="P58" style:family="paragraph" style:parent-style-name="Table_20_Contents">
      <style:text-properties officeooo:rsid="005b37ed" officeooo:paragraph-rsid="005b37ed"/>
    </style:style>
    <style:style style:name="P59" style:family="paragraph" style:parent-style-name="Table_20_Contents">
      <style:text-properties officeooo:rsid="005b9a93" officeooo:paragraph-rsid="005b9a93"/>
    </style:style>
    <style:style style:name="P60" style:family="paragraph" style:parent-style-name="Table_20_Contents">
      <style:text-properties officeooo:rsid="005c3e87" officeooo:paragraph-rsid="005c3e87"/>
    </style:style>
    <style:style style:name="P61" style:family="paragraph" style:parent-style-name="Table_20_Contents">
      <style:text-properties officeooo:rsid="005dc165" officeooo:paragraph-rsid="005dc165"/>
    </style:style>
    <style:style style:name="P62" style:family="paragraph" style:parent-style-name="Table_20_Contents">
      <style:text-properties officeooo:rsid="005dd05b" officeooo:paragraph-rsid="005dd05b"/>
    </style:style>
    <style:style style:name="P63" style:family="paragraph" style:parent-style-name="Table_20_Contents">
      <style:text-properties officeooo:rsid="005f0797" officeooo:paragraph-rsid="005f0797"/>
    </style:style>
    <style:style style:name="P64" style:family="paragraph" style:parent-style-name="Table_20_Contents">
      <style:text-properties officeooo:rsid="00608039" officeooo:paragraph-rsid="00608039"/>
    </style:style>
    <style:style style:name="P65" style:family="paragraph" style:parent-style-name="Table_20_Contents">
      <style:text-properties officeooo:rsid="0060bb00" officeooo:paragraph-rsid="0060bb00"/>
    </style:style>
    <style:style style:name="P66" style:family="paragraph" style:parent-style-name="Table_20_Contents">
      <style:text-properties officeooo:rsid="0063021d" officeooo:paragraph-rsid="0063021d"/>
    </style:style>
    <style:style style:name="P67" style:family="paragraph" style:parent-style-name="Table_20_Contents">
      <style:text-properties officeooo:rsid="00681087" officeooo:paragraph-rsid="00681087"/>
    </style:style>
    <style:style style:name="P68" style:family="paragraph" style:parent-style-name="Table_20_Contents">
      <style:text-properties officeooo:rsid="006b2f91" officeooo:paragraph-rsid="006b2f91"/>
    </style:style>
    <style:style style:name="P69" style:family="paragraph" style:parent-style-name="Table_20_Contents">
      <style:text-properties officeooo:rsid="006ced3b" officeooo:paragraph-rsid="006ced3b"/>
    </style:style>
    <style:style style:name="P70" style:family="paragraph" style:parent-style-name="Table_20_Contents">
      <style:text-properties officeooo:rsid="006ecfc8" officeooo:paragraph-rsid="006ecfc8"/>
    </style:style>
    <style:style style:name="P71" style:family="paragraph" style:parent-style-name="Table_20_Contents">
      <style:text-properties officeooo:rsid="0070b759" officeooo:paragraph-rsid="0070b759"/>
    </style:style>
    <style:style style:name="P72" style:family="paragraph" style:parent-style-name="Table_20_Contents">
      <style:text-properties officeooo:rsid="0071418d" officeooo:paragraph-rsid="0071418d"/>
    </style:style>
    <style:style style:name="P73" style:family="paragraph" style:parent-style-name="Table_20_Contents">
      <style:text-properties fo:color="#800000" officeooo:rsid="006ced3b" officeooo:paragraph-rsid="006ced3b"/>
    </style:style>
    <style:style style:name="P74" style:family="paragraph" style:parent-style-name="Table_20_Contents">
      <style:text-properties fo:color="#800000" officeooo:rsid="006fa7fd" officeooo:paragraph-rsid="006fa7fd"/>
    </style:style>
    <style:style style:name="P75" style:family="paragraph" style:parent-style-name="Table_20_Contents">
      <style:text-properties officeooo:rsid="0082beb3" officeooo:paragraph-rsid="0082beb3"/>
    </style:style>
    <style:style style:name="P76" style:family="paragraph" style:parent-style-name="Table_20_Contents">
      <style:text-properties officeooo:rsid="0083f71a" officeooo:paragraph-rsid="0083f71a"/>
    </style:style>
    <style:style style:name="P77" style:family="paragraph" style:parent-style-name="Table_20_Contents">
      <style:text-properties officeooo:rsid="008509ce" officeooo:paragraph-rsid="008509ce"/>
    </style:style>
    <style:style style:name="P78" style:family="paragraph" style:parent-style-name="Table_20_Contents">
      <style:text-properties officeooo:rsid="008636c0" officeooo:paragraph-rsid="008636c0"/>
    </style:style>
    <style:style style:name="P79" style:family="paragraph" style:parent-style-name="Table_20_Contents">
      <style:text-properties officeooo:rsid="008706c9" officeooo:paragraph-rsid="008706c9"/>
    </style:style>
    <style:style style:name="P80" style:family="paragraph" style:parent-style-name="Table_20_Contents">
      <style:text-properties style:use-window-font-color="true" officeooo:rsid="008636c0" officeooo:paragraph-rsid="008636c0"/>
    </style:style>
    <style:style style:name="P81" style:family="paragraph" style:parent-style-name="Table_20_Contents">
      <style:text-properties officeooo:rsid="0093b483" officeooo:paragraph-rsid="0093b483"/>
    </style:style>
    <style:style style:name="P82" style:family="paragraph" style:parent-style-name="Table_20_Contents">
      <style:text-properties officeooo:rsid="0094ab18" officeooo:paragraph-rsid="0094ab18"/>
    </style:style>
    <style:style style:name="P83" style:family="paragraph" style:parent-style-name="Table_20_Contents">
      <style:text-properties officeooo:rsid="0097757b" officeooo:paragraph-rsid="0097757b"/>
    </style:style>
    <style:style style:name="P84" style:family="paragraph" style:parent-style-name="Table_20_Contents">
      <style:text-properties officeooo:rsid="00977a14" officeooo:paragraph-rsid="00977a14"/>
    </style:style>
    <style:style style:name="P85" style:family="paragraph" style:parent-style-name="Table_20_Contents">
      <style:text-properties officeooo:rsid="009868d4" officeooo:paragraph-rsid="009868d4"/>
    </style:style>
    <style:style style:name="P86" style:family="paragraph" style:parent-style-name="Table_20_Contents">
      <style:text-properties officeooo:rsid="009aab22" officeooo:paragraph-rsid="009aab22"/>
    </style:style>
    <style:style style:name="P87" style:family="paragraph" style:parent-style-name="Table_20_Contents">
      <style:text-properties officeooo:rsid="009cd683" officeooo:paragraph-rsid="009cd683"/>
    </style:style>
    <style:style style:name="P88" style:family="paragraph" style:parent-style-name="Table_20_Contents">
      <style:text-properties officeooo:rsid="00b8407e" officeooo:paragraph-rsid="00b8407e"/>
    </style:style>
    <style:style style:name="P89" style:family="paragraph" style:parent-style-name="Table_20_Contents">
      <style:text-properties officeooo:rsid="00dbcc4c" officeooo:paragraph-rsid="00dbcc4c"/>
    </style:style>
    <style:style style:name="P90" style:family="paragraph" style:parent-style-name="Table_20_Contents">
      <style:text-properties officeooo:rsid="00dd6e3b" officeooo:paragraph-rsid="00dd6e3b"/>
    </style:style>
    <style:style style:name="P91" style:family="paragraph" style:parent-style-name="Table_20_Contents">
      <style:text-properties officeooo:rsid="00de5051" officeooo:paragraph-rsid="00de5051"/>
    </style:style>
    <style:style style:name="P92" style:family="paragraph" style:parent-style-name="Table_20_Contents">
      <style:text-properties officeooo:rsid="00df9722" officeooo:paragraph-rsid="00df9722"/>
    </style:style>
    <style:style style:name="P93" style:family="paragraph" style:parent-style-name="Table_20_Contents">
      <style:text-properties officeooo:rsid="00e12438" officeooo:paragraph-rsid="00e12438"/>
    </style:style>
    <style:style style:name="P94" style:family="paragraph" style:parent-style-name="Table_20_Contents">
      <style:text-properties officeooo:rsid="00fdf3b9" officeooo:paragraph-rsid="00fdf3b9"/>
    </style:style>
    <style:style style:name="P95" style:family="paragraph" style:parent-style-name="Table_20_Contents">
      <style:text-properties officeooo:rsid="00fe7689" officeooo:paragraph-rsid="010568ea"/>
    </style:style>
    <style:style style:name="P96" style:family="paragraph" style:parent-style-name="Table_20_Contents">
      <style:text-properties officeooo:rsid="010560e6" officeooo:paragraph-rsid="010560e6"/>
    </style:style>
    <style:style style:name="P97" style:family="paragraph" style:parent-style-name="Table_20_Contents">
      <style:text-properties officeooo:rsid="0114e91c" officeooo:paragraph-rsid="0114e91c"/>
    </style:style>
    <style:style style:name="P98" style:family="paragraph" style:parent-style-name="Table_20_Contents">
      <style:text-properties officeooo:rsid="013d4ed3" officeooo:paragraph-rsid="013d4ed3"/>
    </style:style>
    <style:style style:name="P99" style:family="paragraph" style:parent-style-name="Table_20_Contents">
      <style:text-properties officeooo:rsid="01533e27" officeooo:paragraph-rsid="01533e27"/>
    </style:style>
    <style:style style:name="P100" style:family="paragraph" style:parent-style-name="Table_20_Contents">
      <style:text-properties officeooo:rsid="015447db" officeooo:paragraph-rsid="015447db"/>
    </style:style>
    <style:style style:name="P101" style:family="paragraph" style:parent-style-name="Table_20_Contents">
      <style:text-properties officeooo:rsid="0099cb59" officeooo:paragraph-rsid="0099cb59"/>
    </style:style>
    <style:style style:name="P102" style:family="paragraph" style:parent-style-name="Table_20_Contents">
      <style:text-properties officeooo:rsid="015641c8" officeooo:paragraph-rsid="015641c8"/>
    </style:style>
    <style:style style:name="P103" style:family="paragraph" style:parent-style-name="Text_20_body" style:list-style-name="L1">
      <style:text-properties officeooo:rsid="00a2ea88" officeooo:paragraph-rsid="00b3c05d"/>
    </style:style>
    <style:style style:name="P104" style:family="paragraph" style:parent-style-name="Text_20_body" style:list-style-name="L2">
      <style:text-properties officeooo:rsid="00c3c379" officeooo:paragraph-rsid="00c3c379"/>
    </style:style>
    <style:style style:name="P105" style:family="paragraph" style:parent-style-name="Text_20_body" style:list-style-name="L2">
      <style:text-properties officeooo:rsid="00c4c6cf" officeooo:paragraph-rsid="00c4c6cf"/>
    </style:style>
    <style:style style:name="P106" style:family="paragraph" style:parent-style-name="Text_20_body" style:list-style-name="L2">
      <style:text-properties officeooo:rsid="00fccfc2" officeooo:paragraph-rsid="00fccfc2"/>
    </style:style>
    <style:style style:name="P107" style:family="paragraph" style:parent-style-name="Text_20_body" style:list-style-name="L3">
      <style:text-properties officeooo:rsid="00c966f3" officeooo:paragraph-rsid="00c966f3"/>
    </style:style>
    <style:style style:name="P108" style:family="paragraph" style:parent-style-name="Text_20_body" style:list-style-name="L4">
      <style:text-properties officeooo:rsid="00d02d24" officeooo:paragraph-rsid="00d02d24"/>
    </style:style>
    <style:style style:name="P109" style:family="paragraph" style:parent-style-name="Text_20_body" style:list-style-name="L5">
      <style:text-properties officeooo:rsid="00e3ff1c" officeooo:paragraph-rsid="00ebb33a"/>
    </style:style>
    <style:style style:name="P110" style:family="paragraph" style:parent-style-name="Text_20_body" style:list-style-name="L5">
      <style:text-properties officeooo:rsid="00e3ff1c" officeooo:paragraph-rsid="00e3ff1c"/>
    </style:style>
    <style:style style:name="P111" style:family="paragraph" style:parent-style-name="Text_20_body" style:list-style-name="L6">
      <style:text-properties officeooo:rsid="00910ff4" officeooo:paragraph-rsid="00910ff4"/>
    </style:style>
    <style:style style:name="P112" style:family="paragraph" style:parent-style-name="Text_20_body" style:list-style-name="L6">
      <style:text-properties officeooo:rsid="00919b90" officeooo:paragraph-rsid="00919b90"/>
    </style:style>
    <style:style style:name="P113" style:family="paragraph" style:parent-style-name="Text_20_body" style:list-style-name="L6">
      <style:text-properties officeooo:rsid="0093174c" officeooo:paragraph-rsid="0093174c"/>
    </style:style>
    <style:style style:name="P114" style:family="paragraph" style:parent-style-name="Text_20_body" style:list-style-name="L6">
      <style:text-properties officeooo:rsid="01607287" officeooo:paragraph-rsid="01607287"/>
    </style:style>
    <style:style style:name="P115" style:family="paragraph" style:parent-style-name="Text_20_body">
      <style:text-properties officeooo:rsid="015f2c95" officeooo:paragraph-rsid="015f2c95"/>
    </style:style>
    <style:style style:name="P116" style:family="paragraph" style:parent-style-name="Text_20_body">
      <style:text-properties officeooo:rsid="01654ab1" officeooo:paragraph-rsid="01c6bb41"/>
    </style:style>
    <style:style style:name="P117" style:family="paragraph" style:parent-style-name="Text_20_body">
      <style:text-properties officeooo:rsid="01654ab1" officeooo:paragraph-rsid="01cb74e4"/>
    </style:style>
    <style:style style:name="P118" style:family="paragraph" style:parent-style-name="Text_20_body">
      <style:text-properties officeooo:rsid="01654ab1" officeooo:paragraph-rsid="01dc8297"/>
    </style:style>
    <style:style style:name="P119" style:family="paragraph" style:parent-style-name="Text_20_body">
      <style:text-properties officeooo:rsid="016b005c" officeooo:paragraph-rsid="017ba74f"/>
    </style:style>
    <style:style style:name="P120" style:family="paragraph" style:parent-style-name="Text_20_body" style:list-style-name="L6">
      <style:text-properties officeooo:rsid="0193d6ad" officeooo:paragraph-rsid="0193d6ad"/>
    </style:style>
    <style:style style:name="P121" style:family="paragraph" style:parent-style-name="Text_20_body">
      <style:text-properties officeooo:rsid="019d1969" officeooo:paragraph-rsid="019d1969"/>
    </style:style>
    <style:style style:name="P122" style:family="paragraph" style:parent-style-name="Text_20_body">
      <style:text-properties officeooo:rsid="019d1969" officeooo:paragraph-rsid="01be80c6"/>
    </style:style>
    <style:style style:name="P123" style:family="paragraph" style:parent-style-name="Text_20_body">
      <style:text-properties officeooo:rsid="01a3afb0" officeooo:paragraph-rsid="01a3afb0"/>
    </style:style>
    <style:style style:name="P124" style:family="paragraph" style:parent-style-name="Text_20_body">
      <style:text-properties officeooo:rsid="01a8904f" officeooo:paragraph-rsid="01a8904f"/>
    </style:style>
    <style:style style:name="P125" style:family="paragraph" style:parent-style-name="Text_20_body">
      <style:text-properties fo:font-weight="bold" officeooo:rsid="020a04a5" officeooo:paragraph-rsid="020a04a5" style:font-weight-asian="bold" style:font-weight-complex="bold"/>
    </style:style>
    <style:style style:name="P126" style:family="paragraph" style:parent-style-name="Text_20_body" style:list-style-name="L12">
      <style:text-properties officeooo:rsid="01e7769b" officeooo:paragraph-rsid="01e7769b"/>
    </style:style>
    <style:style style:name="P127" style:family="paragraph" style:parent-style-name="Text_20_body">
      <style:text-properties officeooo:rsid="01ecfe10" officeooo:paragraph-rsid="01ecfe10"/>
    </style:style>
    <style:style style:name="P128" style:family="paragraph" style:parent-style-name="Text_20_body">
      <style:text-properties officeooo:rsid="020138b8" officeooo:paragraph-rsid="020519e8"/>
    </style:style>
    <style:style style:name="P129" style:family="paragraph" style:parent-style-name="Text_20_body">
      <style:text-properties officeooo:rsid="020c9b1d" officeooo:paragraph-rsid="0239109c"/>
    </style:style>
    <style:style style:name="P130" style:family="paragraph" style:parent-style-name="Text_20_body">
      <style:text-properties fo:color="#800000" officeooo:rsid="020c9b1d" officeooo:paragraph-rsid="0239109c"/>
    </style:style>
    <style:style style:name="P131" style:family="paragraph" style:parent-style-name="Text_20_body">
      <style:text-properties style:use-window-font-color="true" officeooo:rsid="020c9b1d" officeooo:paragraph-rsid="02312ffc"/>
    </style:style>
    <style:style style:name="P132" style:family="paragraph" style:parent-style-name="Text_20_body">
      <style:text-properties style:use-window-font-color="true" officeooo:rsid="020c9b1d" officeooo:paragraph-rsid="020c9b1d"/>
    </style:style>
    <style:style style:name="P133" style:family="paragraph" style:parent-style-name="Text_20_body">
      <style:text-properties style:use-window-font-color="true" officeooo:rsid="020c9b1d" officeooo:paragraph-rsid="0233fa19"/>
    </style:style>
    <style:style style:name="P134" style:family="paragraph" style:parent-style-name="Text_20_body">
      <style:text-properties style:use-window-font-color="true" officeooo:rsid="020c9b1d" officeooo:paragraph-rsid="0239109c"/>
    </style:style>
    <style:style style:name="P135" style:family="paragraph" style:parent-style-name="Heading_20_2">
      <style:text-properties officeooo:paragraph-rsid="013684a3"/>
    </style:style>
    <style:style style:name="P136" style:family="paragraph" style:parent-style-name="Heading_20_2">
      <style:text-properties officeooo:rsid="0093b483" officeooo:paragraph-rsid="0093b483"/>
    </style:style>
    <style:style style:name="P137" style:family="paragraph" style:parent-style-name="Heading_20_2">
      <style:text-properties officeooo:rsid="007eaf96" officeooo:paragraph-rsid="007eaf96"/>
    </style:style>
    <style:style style:name="P138" style:family="paragraph" style:parent-style-name="Table_20_Heading">
      <style:text-properties officeooo:rsid="016ed496" officeooo:paragraph-rsid="016ed496"/>
    </style:style>
    <style:style style:name="P139" style:family="paragraph" style:parent-style-name="Table_20_Heading">
      <style:text-properties officeooo:rsid="01835a00" officeooo:paragraph-rsid="01835a00"/>
    </style:style>
    <style:style style:name="P14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2" style:family="paragraph" style:parent-style-name="Table_20_Contents">
      <style:text-properties officeooo:rsid="016ed496" officeooo:paragraph-rsid="016ed496"/>
    </style:style>
    <style:style style:name="P143" style:family="paragraph" style:parent-style-name="Table_20_Contents">
      <style:text-properties officeooo:rsid="016ed496" officeooo:paragraph-rsid="01bfa6f7"/>
    </style:style>
    <style:style style:name="P144" style:family="paragraph" style:parent-style-name="Table_20_Contents">
      <style:text-properties officeooo:paragraph-rsid="018ecd14"/>
    </style:style>
    <style:style style:name="P145" style:family="paragraph" style:parent-style-name="Table_20_Contents">
      <style:text-properties officeooo:rsid="01a3afb0" officeooo:paragraph-rsid="01a94e43"/>
    </style:style>
    <style:style style:name="P146" style:family="paragraph" style:parent-style-name="Table_20_Contents">
      <style:text-properties officeooo:rsid="01ac14f8" officeooo:paragraph-rsid="01ac14f8"/>
    </style:style>
    <style:style style:name="P147" style:family="paragraph" style:parent-style-name="Table_20_Contents">
      <style:text-properties officeooo:rsid="01ad753a" officeooo:paragraph-rsid="01ad753a"/>
    </style:style>
    <style:style style:name="P148" style:family="paragraph" style:parent-style-name="Table_20_Contents">
      <style:text-properties officeooo:rsid="01ae4e9c" officeooo:paragraph-rsid="01ae4e9c"/>
    </style:style>
    <style:style style:name="P149" style:family="paragraph" style:parent-style-name="Table_20_Contents">
      <style:text-properties fo:font-weight="bold" officeooo:rsid="01a3afb0" officeooo:paragraph-rsid="01af3a6e" style:font-weight-asian="bold" style:font-weight-complex="bold"/>
    </style:style>
    <style:style style:name="P150" style:family="paragraph" style:parent-style-name="Table_20_Contents">
      <style:text-properties fo:font-weight="bold" officeooo:rsid="01be53dd" officeooo:paragraph-rsid="01be53dd" style:font-weight-asian="bold" style:font-weight-complex="bold"/>
    </style:style>
    <style:style style:name="P151" style:family="paragraph" style:parent-style-name="Table_20_Contents">
      <style:text-properties officeooo:rsid="01af3a6e" officeooo:paragraph-rsid="01af3a6e"/>
    </style:style>
    <style:style style:name="P152" style:family="paragraph" style:parent-style-name="Table_20_Contents">
      <style:text-properties officeooo:rsid="01b123c0" officeooo:paragraph-rsid="01b123c0"/>
    </style:style>
    <style:style style:name="P153" style:family="paragraph" style:parent-style-name="Table_20_Contents">
      <style:text-properties officeooo:rsid="01b123c0" officeooo:paragraph-rsid="01d6443c"/>
    </style:style>
    <style:style style:name="P154" style:family="paragraph" style:parent-style-name="Table_20_Contents">
      <style:text-properties officeooo:rsid="01b2811d" officeooo:paragraph-rsid="01b2811d"/>
    </style:style>
    <style:style style:name="P155" style:family="paragraph" style:parent-style-name="Table_20_Contents">
      <style:text-properties officeooo:rsid="01b3d678" officeooo:paragraph-rsid="01b3d678"/>
    </style:style>
    <style:style style:name="P156" style:family="paragraph" style:parent-style-name="Table_20_Contents">
      <style:text-properties officeooo:rsid="01c0b5c4" officeooo:paragraph-rsid="01c0b5c4"/>
    </style:style>
    <style:style style:name="P157" style:family="paragraph" style:parent-style-name="Table_20_Contents">
      <style:text-properties officeooo:rsid="01c32321" officeooo:paragraph-rsid="01f7d069"/>
    </style:style>
    <style:style style:name="P158" style:family="paragraph" style:parent-style-name="Table_20_Contents">
      <style:text-properties officeooo:rsid="01c32321" officeooo:paragraph-rsid="022495d8"/>
    </style:style>
    <style:style style:name="P15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20653f"/>
    </style:style>
    <style:style style:name="T2" style:family="text">
      <style:text-properties officeooo:rsid="0020c6d2"/>
    </style:style>
    <style:style style:name="T3" style:family="text">
      <style:text-properties officeooo:rsid="0023ffaf"/>
    </style:style>
    <style:style style:name="T4" style:family="text">
      <style:text-properties officeooo:rsid="002bd09a"/>
    </style:style>
    <style:style style:name="T5" style:family="text">
      <style:text-properties officeooo:rsid="00360697"/>
    </style:style>
    <style:style style:name="T6" style:family="text">
      <style:text-properties fo:color="#800000"/>
    </style:style>
    <style:style style:name="T7" style:family="text">
      <style:text-properties fo:color="#800000" officeooo:rsid="003e8273"/>
    </style:style>
    <style:style style:name="T8" style:family="text">
      <style:text-properties fo:color="#800000" officeooo:rsid="00401843"/>
    </style:style>
    <style:style style:name="T9" style:family="text">
      <style:text-properties fo:color="#800000" officeooo:rsid="003cb778"/>
    </style:style>
    <style:style style:name="T10" style:family="text">
      <style:text-properties fo:color="#800000" officeooo:rsid="0043f6e0"/>
    </style:style>
    <style:style style:name="T11" style:family="text">
      <style:text-properties fo:color="#800000" officeooo:rsid="01794966"/>
    </style:style>
    <style:style style:name="T12" style:family="text">
      <style:text-properties fo:color="#800000" officeooo:rsid="021699e5"/>
    </style:style>
    <style:style style:name="T13" style:family="text">
      <style:text-properties officeooo:rsid="003ae1a6"/>
    </style:style>
    <style:style style:name="T14" style:family="text">
      <style:text-properties officeooo:rsid="003cb778"/>
    </style:style>
    <style:style style:name="T15" style:family="text">
      <style:text-properties officeooo:rsid="003d4269"/>
    </style:style>
    <style:style style:name="T16" style:family="text">
      <style:text-properties officeooo:rsid="00401843"/>
    </style:style>
    <style:style style:name="T17" style:family="text">
      <style:text-properties officeooo:rsid="0043f6e0"/>
    </style:style>
    <style:style style:name="T18" style:family="text">
      <style:text-properties officeooo:rsid="004f7a74"/>
    </style:style>
    <style:style style:name="T19" style:family="text">
      <style:text-properties officeooo:rsid="0051669b"/>
    </style:style>
    <style:style style:name="T20" style:family="text">
      <style:text-properties officeooo:rsid="0051d073"/>
    </style:style>
    <style:style style:name="T21" style:family="text">
      <style:text-properties officeooo:rsid="00556b9b"/>
    </style:style>
    <style:style style:name="T22" style:family="text">
      <style:text-properties officeooo:rsid="00581dfc"/>
    </style:style>
    <style:style style:name="T23" style:family="text">
      <style:text-properties officeooo:rsid="0064e29b"/>
    </style:style>
    <style:style style:name="T24" style:family="text">
      <style:text-properties officeooo:rsid="0066c107"/>
    </style:style>
    <style:style style:name="T25" style:family="text">
      <style:text-properties officeooo:rsid="006a0174"/>
    </style:style>
    <style:style style:name="T26" style:family="text">
      <style:text-properties officeooo:rsid="0070f5b0"/>
    </style:style>
    <style:style style:name="T27" style:family="text">
      <style:text-properties officeooo:rsid="00716bcb"/>
    </style:style>
    <style:style style:name="T28" style:family="text">
      <style:text-properties officeooo:rsid="007414d5"/>
    </style:style>
    <style:style style:name="T29" style:family="text">
      <style:text-properties officeooo:rsid="0075df46"/>
    </style:style>
    <style:style style:name="T30" style:family="text">
      <style:text-properties officeooo:rsid="007877c8"/>
    </style:style>
    <style:style style:name="T31" style:family="text">
      <style:text-properties officeooo:rsid="007ca86e"/>
    </style:style>
    <style:style style:name="T32" style:family="text">
      <style:text-properties officeooo:rsid="007de005"/>
    </style:style>
    <style:style style:name="T33" style:family="text">
      <style:text-properties officeooo:rsid="00804260"/>
    </style:style>
    <style:style style:name="T34" style:family="text">
      <style:text-properties officeooo:rsid="008edddb"/>
    </style:style>
    <style:style style:name="T35" style:family="text">
      <style:text-properties officeooo:rsid="008fdaee"/>
    </style:style>
    <style:style style:name="T36" style:family="text">
      <style:text-properties officeooo:rsid="00a56667"/>
    </style:style>
    <style:style style:name="T37" style:family="text">
      <style:text-properties officeooo:rsid="00a6a620"/>
    </style:style>
    <style:style style:name="T38" style:family="text">
      <style:text-properties officeooo:rsid="00b8407e"/>
    </style:style>
    <style:style style:name="T39" style:family="text">
      <style:text-properties officeooo:rsid="00bbcbb4"/>
    </style:style>
    <style:style style:name="T40" style:family="text">
      <style:text-properties officeooo:rsid="00be2b8e"/>
    </style:style>
    <style:style style:name="T41" style:family="text">
      <style:text-properties officeooo:rsid="00c67f0c"/>
    </style:style>
    <style:style style:name="T42" style:family="text">
      <style:text-properties officeooo:rsid="00cd3543"/>
    </style:style>
    <style:style style:name="T43" style:family="text">
      <style:text-properties officeooo:rsid="00cd36a9"/>
    </style:style>
    <style:style style:name="T44" style:family="text">
      <style:text-properties officeooo:rsid="00d15248"/>
    </style:style>
    <style:style style:name="T45" style:family="text">
      <style:text-properties officeooo:rsid="00d65974"/>
    </style:style>
    <style:style style:name="T46" style:family="text">
      <style:text-properties officeooo:rsid="00e23df1"/>
    </style:style>
    <style:style style:name="T47" style:family="text">
      <style:text-properties officeooo:rsid="00e89d15"/>
    </style:style>
    <style:style style:name="T48" style:family="text">
      <style:text-properties officeooo:rsid="00e9f0b3"/>
    </style:style>
    <style:style style:name="T49" style:family="text">
      <style:text-properties officeooo:rsid="00ec5fef"/>
    </style:style>
    <style:style style:name="T50" style:family="text">
      <style:text-properties officeooo:rsid="00f0b02e"/>
    </style:style>
    <style:style style:name="T51" style:family="text">
      <style:text-properties officeooo:rsid="00f40ee6"/>
    </style:style>
    <style:style style:name="T52" style:family="text">
      <style:text-properties officeooo:rsid="00f63c9a"/>
    </style:style>
    <style:style style:name="T53" style:family="text">
      <style:text-properties officeooo:rsid="00f939d9"/>
    </style:style>
    <style:style style:name="T54" style:family="text">
      <style:text-properties officeooo:rsid="00fb2098"/>
    </style:style>
    <style:style style:name="T55" style:family="text">
      <style:text-properties officeooo:rsid="0100fbd8"/>
    </style:style>
    <style:style style:name="T56" style:family="text">
      <style:text-properties officeooo:rsid="010238e9"/>
    </style:style>
    <style:style style:name="T57" style:family="text">
      <style:text-properties officeooo:rsid="010ee53d"/>
    </style:style>
    <style:style style:name="T58" style:family="text">
      <style:text-properties officeooo:rsid="0110a3e2"/>
    </style:style>
    <style:style style:name="T59" style:family="text">
      <style:text-properties officeooo:rsid="0111f77f"/>
    </style:style>
    <style:style style:name="T60" style:family="text">
      <style:text-properties officeooo:rsid="01156033"/>
    </style:style>
    <style:style style:name="T61" style:family="text">
      <style:text-properties officeooo:rsid="01187156"/>
    </style:style>
    <style:style style:name="T62" style:family="text">
      <style:text-properties fo:font-style="normal" officeooo:rsid="01187156" style:font-style-asian="normal" style:font-style-complex="normal"/>
    </style:style>
    <style:style style:name="T63" style:family="text">
      <style:text-properties officeooo:rsid="01266313"/>
    </style:style>
    <style:style style:name="T64" style:family="text">
      <style:text-properties officeooo:rsid="01274266"/>
    </style:style>
    <style:style style:name="T65" style:family="text">
      <style:text-properties officeooo:rsid="0128bd1d"/>
    </style:style>
    <style:style style:name="T66" style:family="text">
      <style:text-properties officeooo:rsid="012ed2ce"/>
    </style:style>
    <style:style style:name="T67" style:family="text">
      <style:text-properties officeooo:rsid="0130b180"/>
    </style:style>
    <style:style style:name="T68" style:family="text">
      <style:text-properties officeooo:rsid="0132438d"/>
    </style:style>
    <style:style style:name="T69" style:family="text">
      <style:text-properties officeooo:rsid="014a4839"/>
    </style:style>
    <style:style style:name="T70" style:family="text">
      <style:text-properties officeooo:rsid="014d0066"/>
    </style:style>
    <style:style style:name="T71" style:family="text">
      <style:text-properties officeooo:rsid="0152528c"/>
    </style:style>
    <style:style style:name="T72" style:family="text">
      <style:text-properties officeooo:rsid="01533e27"/>
    </style:style>
    <style:style style:name="T73" style:family="text">
      <style:text-properties officeooo:rsid="01542d9d"/>
    </style:style>
    <style:style style:name="T74" style:family="text">
      <style:text-properties officeooo:rsid="01563cf0"/>
    </style:style>
    <style:style style:name="T75" style:family="text">
      <style:text-properties officeooo:rsid="0157c257"/>
    </style:style>
    <style:style style:name="T76" style:family="text">
      <style:text-properties officeooo:rsid="0158af6a"/>
    </style:style>
    <style:style style:name="T77" style:family="text">
      <style:text-properties officeooo:rsid="015972ea"/>
    </style:style>
    <style:style style:name="T78" style:family="text">
      <style:text-properties officeooo:rsid="015c9943"/>
    </style:style>
    <style:style style:name="T79" style:family="text">
      <style:text-properties officeooo:rsid="01607287"/>
    </style:style>
    <style:style style:name="T80" style:family="text">
      <style:text-properties officeooo:rsid="0160aa22"/>
    </style:style>
    <style:style style:name="T81" style:family="text">
      <style:text-properties officeooo:rsid="0161d75a"/>
    </style:style>
    <style:style style:name="T82" style:family="text">
      <style:text-properties officeooo:rsid="0161e307"/>
    </style:style>
    <style:style style:name="T83" style:family="text">
      <style:text-properties officeooo:rsid="0165bf94"/>
    </style:style>
    <style:style style:name="T84" style:family="text">
      <style:text-properties officeooo:rsid="01675927"/>
    </style:style>
    <style:style style:name="T85" style:family="text">
      <style:text-properties officeooo:rsid="016a16a1"/>
    </style:style>
    <style:style style:name="T86" style:family="text">
      <style:text-properties officeooo:rsid="016dc1da"/>
    </style:style>
    <style:style style:name="T87" style:family="text">
      <style:text-properties officeooo:rsid="01794966"/>
    </style:style>
    <style:style style:name="T88" style:family="text">
      <style:text-properties officeooo:rsid="01944799"/>
    </style:style>
    <style:style style:name="T89" style:family="text">
      <style:text-properties officeooo:rsid="019b4932"/>
    </style:style>
    <style:style style:name="T90" style:family="text">
      <style:text-properties officeooo:rsid="01a1deb4"/>
    </style:style>
    <style:style style:name="T91" style:family="text">
      <style:text-properties officeooo:rsid="01a3afb0"/>
    </style:style>
    <style:style style:name="T92" style:family="text">
      <style:text-properties officeooo:rsid="01a94108"/>
    </style:style>
    <style:style style:name="T93" style:family="text">
      <style:text-properties officeooo:rsid="01b29053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officeooo:rsid="01c0e177"/>
    </style:style>
    <style:style style:name="T96" style:family="text">
      <style:text-properties officeooo:rsid="01d1a8ea"/>
    </style:style>
    <style:style style:name="T97" style:family="text">
      <style:text-properties officeooo:rsid="01d4bb7e"/>
    </style:style>
    <style:style style:name="T98" style:family="text">
      <style:text-properties officeooo:rsid="01d9b293"/>
    </style:style>
    <style:style style:name="T99" style:family="text">
      <style:text-properties officeooo:rsid="01ed14c9"/>
    </style:style>
    <style:style style:name="T100" style:family="text">
      <style:text-properties officeooo:rsid="01f9fc48"/>
    </style:style>
    <style:style style:name="T101" style:family="text">
      <style:text-properties officeooo:rsid="020519e8"/>
    </style:style>
    <style:style style:name="T102" style:family="text">
      <style:text-properties officeooo:rsid="0207531c"/>
    </style:style>
    <style:style style:name="T103" style:family="text">
      <style:text-properties officeooo:rsid="0208a064"/>
    </style:style>
    <style:style style:name="T104" style:family="text">
      <style:text-properties officeooo:rsid="020b9c41"/>
    </style:style>
    <style:style style:name="T105" style:family="text">
      <style:text-properties officeooo:rsid="020f9911"/>
    </style:style>
    <style:style style:name="T106" style:family="text">
      <style:text-properties officeooo:rsid="021699e5"/>
    </style:style>
    <style:style style:name="T107" style:family="text">
      <style:text-properties officeooo:rsid="0217a9bb"/>
    </style:style>
    <style:style style:name="T108" style:family="text">
      <style:text-properties officeooo:rsid="021ce43e"/>
    </style:style>
    <style:style style:name="T109" style:family="text">
      <style:text-properties officeooo:rsid="022da53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T2-Droid</text:p>
      <text:p text:style-name="P47">Руководство разработчика</text:p>
      <text:p text:style-name="P8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140"><text:a xlink:type="simple" xlink:href="#__RefHeading__918_844476280" text:style-name="Index_20_Link" text:visited-style-name="Index_20_Link">Общая информация<text:tab/>1</text:a></text:p>
          <text:p text:style-name="P140"><text:a xlink:type="simple" xlink:href="#__RefHeading__925_844476280" text:style-name="Index_20_Link" text:visited-style-name="Index_20_Link">Условные обозначения<text:tab/>2</text:a></text:p>
          <text:p text:style-name="P140"><text:a xlink:type="simple" xlink:href="#__RefHeading__1145_712231932" text:style-name="Index_20_Link" text:visited-style-name="Index_20_Link">Расположение журналов<text:tab/>2</text:a></text:p>
          <text:p text:style-name="P140"><text:a xlink:type="simple" xlink:href="#__RefHeading__920_844476280" text:style-name="Index_20_Link" text:visited-style-name="Index_20_Link">Структуры данных<text:tab/>2</text:a></text:p>
          <text:p text:style-name="P141"><text:a xlink:type="simple" xlink:href="#__RefHeading__933_844476280" text:style-name="Index_20_Link" text:visited-style-name="Index_20_Link">Bitfield — Битовые поля флагов<text:tab/>2</text:a></text:p>
          <text:p text:style-name="P141"><text:a xlink:type="simple" xlink:href="#__RefHeading__1147_712231932" text:style-name="Index_20_Link" text:visited-style-name="Index_20_Link">Table - Таблицы<text:tab/>2</text:a></text:p>
          <text:p text:style-name="P141"><text:a xlink:type="simple" xlink:href="#__RefHeading__1149_712231932" text:style-name="Index_20_Link" text:visited-style-name="Index_20_Link">2DArray — двумерные массивы<text:tab/>2</text:a></text:p>
          <text:p text:style-name="P141"><text:a xlink:type="simple" xlink:href="#__RefHeading__1161_712231932" text:style-name="Index_20_Link" text:visited-style-name="Index_20_Link">ShipStruct — Конфигурация корабля<text:tab/>3</text:a></text:p>
          <text:p text:style-name="P159"><text:a xlink:type="simple" xlink:href="#__RefHeading__937_844476280" text:style-name="Index_20_Link" text:visited-style-name="Index_20_Link">Версия 3.01<text:tab/>3</text:a></text:p>
          <text:p text:style-name="P141"><text:a xlink:type="simple" xlink:href="#__RefHeading__975_1173807053" text:style-name="Index_20_Link" text:visited-style-name="Index_20_Link">ShipTemplateStruct — Шаблон корабля<text:tab/>3</text:a></text:p>
          <text:p text:style-name="P159"><text:a xlink:type="simple" xlink:href="#__RefHeading__977_1173807053" text:style-name="Index_20_Link" text:visited-style-name="Index_20_Link">Версия 3.02<text:tab/>4</text:a></text:p>
          <text:p text:style-name="P141"><text:a xlink:type="simple" xlink:href="#__RefHeading__941_844476280" text:style-name="Index_20_Link" text:visited-style-name="Index_20_Link">WareRatingStruct — Рейтинг товара<text:tab/>4</text:a></text:p>
          <text:p text:style-name="P159"><text:a xlink:type="simple" xlink:href="#__RefHeading__943_844476280" text:style-name="Index_20_Link" text:visited-style-name="Index_20_Link">Версия 3.01<text:tab/>4</text:a></text:p>
          <text:p text:style-name="P141"><text:a xlink:type="simple" xlink:href="#__RefHeading__922_844476280" text:style-name="Index_20_Link" text:visited-style-name="Index_20_Link">WareStruct — Параметры товара<text:tab/>5</text:a></text:p>
          <text:p text:style-name="P159"><text:a xlink:type="simple" xlink:href="#__RefHeading__927_844476280" text:style-name="Index_20_Link" text:visited-style-name="Index_20_Link">Версия 3.02<text:tab/>5</text:a></text:p>
          <text:p text:style-name="P159"><text:a xlink:type="simple" xlink:href="#__RefHeading__929_844476280" text:style-name="Index_20_Link" text:visited-style-name="Index_20_Link">Версия 3.01<text:tab/>5</text:a></text:p>
          <text:p text:style-name="P141"><text:a xlink:type="simple" xlink:href="#__RefHeading__931_844476280" text:style-name="Index_20_Link" text:visited-style-name="Index_20_Link">WorkspaceStruct — Параметры рабочей области<text:tab/>6</text:a></text:p>
          <text:p text:style-name="P159"><text:a xlink:type="simple" xlink:href="#__RefHeading__939_844476280" text:style-name="Index_20_Link" text:visited-style-name="Index_20_Link">Версия 3.01<text:tab/>6</text:a></text:p>
          <text:p text:style-name="P140"><text:a xlink:type="simple" xlink:href="#__RefHeading__1151_712231932" text:style-name="Index_20_Link" text:visited-style-name="Index_20_Link">Алгоритмы работы программ<text:tab/>6</text:a></text:p>
          <text:p text:style-name="P141"><text:a xlink:type="simple" xlink:href="#__RefHeading__1223_1613864034" text:style-name="Index_20_Link" text:visited-style-name="Index_20_Link">Алгоритм поведения в момент нападения<text:tab/>6</text:a></text:p>
          <text:p text:style-name="P141"><text:a xlink:type="simple" xlink:href="#__RefHeading__1227_1613864034" text:style-name="Index_20_Link" text:visited-style-name="Index_20_Link">Версия 3.02<text:tab/>7</text:a></text:p>
          <text:p text:style-name="P141"><text:a xlink:type="simple" xlink:href="#__RefHeading__1153_712231932" text:style-name="Index_20_Link" text:visited-style-name="Index_20_Link">Программы Начальник техотдела и Техник<text:tab/>9</text:a></text:p>
          <text:p text:style-name="P159"><text:a xlink:type="simple" xlink:href="#__RefHeading__1155_712231932" text:style-name="Index_20_Link" text:visited-style-name="Index_20_Link">Условные обозначения в именах кораблей<text:tab/>10</text:a></text:p>
          <text:p text:style-name="P159"><text:a xlink:type="simple" xlink:href="#__RefHeading__1157_712231932" text:style-name="Index_20_Link" text:visited-style-name="Index_20_Link">Переоборудование кораблей<text:tab/>10</text:a></text:p>
          <text:p text:style-name="P159"><text:a xlink:type="simple" xlink:href="#__RefHeading__1159_712231932" text:style-name="Index_20_Link" text:visited-style-name="Index_20_Link">Ремонт в доке<text:tab/>11</text:a></text:p>
          <text:p text:style-name="P140"><text:a xlink:type="simple" xlink:href="#__RefHeading__979_1173807053" text:style-name="Index_20_Link" text:visited-style-name="Index_20_Link">TODO<text:tab/>11</text:a></text:p>
        </text:index-body>
      </text:table-of-content>
      <text:p text:style-name="P7"/>
      <text:h text:style-name="Heading_20_1" text:outline-level="1"><text:bookmark-start text:name="__RefHeading__918_844476280"/>Общая информация<text:bookmark-end text:name="__RefHeading__918_844476280"/></text:h>
      <text:p text:style-name="P9">Данный документ <text:span text:style-name="T3">содержит информацию, имеющую значение с точки зрения разработки </text:span>программно<text:span text:style-name="T1">го</text:span> комплекс<text:span text:style-name="T1">а</text:span> T2-Droid. <text:span text:style-name="T2">Информация <text:s/>ориентирована на разработчиков и будет полезна в целях будущих модификаций и исправления найденных ошибок</text:span>. <text:span text:style-name="T4">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span></text:p>
      <text:h text:style-name="Heading_20_1" text:outline-level="1"><text:bookmark-start text:name="__RefHeading__925_844476280"/><text:soft-page-break/>Условные обозначения<text:bookmark-end text:name="__RefHeading__925_844476280"/></text:h>
      <text:p text:style-name="P37"><text:span text:style-name="T6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38">Для Linux версии журналы находятся ~/.config/EgoSoft/X3AP</text:p>
      <text:h text:style-name="Heading_20_1" text:outline-level="1"><text:bookmark-start text:name="__RefHeading__920_844476280"/>Структуры данных<text:bookmark-end text:name="__RefHeading__920_844476280"/></text:h>
      <text:p text:style-name="P10">Данный раздел содержит детальное описание используемых в программе структур данных.</text:p>
      <text:p text:style-name="P11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Heading_20_2" text:outline-level="2"><text:bookmark-start text:name="__RefHeading__933_844476280"/><text:span text:style-name="T64">Bitfield — Битовые поля ф</text:span>лаг<text:span text:style-name="T29">ов</text:span><text:bookmark-end text:name="__RefHeading__933_844476280"/></text:h>
      <text:p text:style-name="P39"><text:span text:style-name="T65">Для хранения набора логических значений</text:span> и<text:span text:style-name="T65">спользуются</text:span> <text:span text:style-name="T65">битовые </text:span>поля флагов. Подобные поля представляют собой целочисленн<text:span text:style-name="T31">ые</text:span> значени<text:span text:style-name="T31">я</text:span>, <text:span text:style-name="T32">но</text:span>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<text:span text:style-name="T30">(то есть, флаг включен)</text:span>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<text:span text:style-name="T64">Table - </text:span>Таблицы<text:bookmark-end text:name="__RefHeading__1147_712231932"/></text:h>
      <text:p text:style-name="P41">Некоторые данные представлены в виде таблиц. <text:span text:style-name="T66">К</text:span>оличество строк <text:span text:style-name="T66">в таблице может изменяться</text:span>, <text:span text:style-name="T67">но</text:span> количество колонок всегда фиксировано. <text:span text:style-name="T68">Таким образом, т</text:span>аблица это ничто иное как двумерный массив, <text:span text:style-name="T66">на втором уровне которого всегда одинаковое количество элементов.</text:span> <text:span text:style-name="T63">В этом документе для описания элементов табличного типа данных используется форма:</text:span></text:p>
      <text:p text:style-name="P40"><text:span text:style-name="T61"><text:tab/></text:span><text:span text:style-name="T62">Table(X cols)</text:span></text:p>
      <text:p text:style-name="P45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колонку соответствующего элемента. Как правило, при описании таблиц необходимо расшифровать только значения колонок.</text:p>
      <text:h text:style-name="P135" text:outline-level="2"><text:bookmark-start text:name="__RefHeading__1149_712231932"/>2<text:span text:style-name="T66">D</text:span>Array — двумерные массивы<text:bookmark-end text:name="__RefHeading__1149_712231932"/></text:h>
      <text:p text:style-name="P42">Двумерные массивы представляют собой список наборов элементов. <text:span text:style-name="T69">В корневом</text:span> массив<text:span text:style-name="T69">е</text:span> хранятся наборы, а <text:span text:style-name="T69">во вложенных содержатся</text:span>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<text:soft-page-break/>количество элементов. В этом документе для описания элементов двумерного массива используется форма:</text:p>
      <text:p text:style-name="P46"><text:tab/>2DArray</text:p>
      <text:p text:style-name="P44">При описании структуры двумерного массива используется термин — уровни. <text:span text:style-name="T70">Для расшифровки содержимого такого массива необходимо расшифровать что содержится на первом уровне и что на втором.</text:span></text:p>
      <text:p text:style-name="P43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P15">ShipStruct — это высокоуровневая корневая структура, <text:span text:style-name="T28">ассоциированная</text:span> с кораблем.</text:p>
      <text:h text:style-name="Heading_20_3" text:outline-level="3"><text:bookmark-start text:name="__RefHeading__937_844476280"/>Версия 3.01<text:bookmark-end text:name="__RefHeading__937_844476280"/></text:h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>
            <table:table-cell table:style-name="ShipStruct-3_5f_01.A1" office:value-type="string">
              <text:p text:style-name="P3">Индекс</text:p>
            </table:table-cell>
            <table:table-cell table:style-name="ShipStruct-3_5f_01.A1" office:value-type="string">
              <text:p text:style-name="P3">Тип значения</text:p>
            </table:table-cell>
            <table:table-cell table:style-name="ShipStruct-3_5f_01.C1" office:value-type="string">
              <text:p text:style-name="P3">Описание</text:p>
            </table:table-cell>
          </table:table-row>
        </table:table-header-rows>
        <table:table-row>
          <table:table-cell table:style-name="ShipStruct-3_5f_01.A2" office:value-type="string">
            <text:p text:style-name="P62">0</text:p>
          </table:table-cell>
          <table:table-cell table:style-name="ShipStruct-3_5f_01.A2" office:value-type="string">
            <text:p text:style-name="P63">String</text:p>
          </table:table-cell>
          <table:table-cell table:style-name="ShipStruct-3_5f_01.C2" office:value-type="string">
            <text:p text:style-name="P63">Идентификатор типа структуры строка «ShipStruct-3.01».</text:p>
          </table:table-cell>
        </table:table-row>
        <table:table-row>
          <table:table-cell table:style-name="ShipStruct-3_5f_01.A2" office:value-type="string">
            <text:p text:style-name="P62">1</text:p>
          </table:table-cell>
          <table:table-cell table:style-name="ShipStruct-3_5f_01.A2" office:value-type="string">
            <text:p text:style-name="P64">Int</text:p>
          </table:table-cell>
          <table:table-cell table:style-name="ShipStruct-3_5f_01.C2" office:value-type="string">
            <text:p text:style-name="P64">Код выбранной программы T2-Droid.</text:p>
          </table:table-cell>
        </table:table-row>
        <table:table-row>
          <table:table-cell table:style-name="ShipStruct-3_5f_01.A2" office:value-type="string">
            <text:p text:style-name="P62">2</text:p>
          </table:table-cell>
          <table:table-cell table:style-name="ShipStruct-3_5f_01.A2" office:value-type="string">
            <text:p text:style-name="P64">Int</text:p>
          </table:table-cell>
          <table:table-cell table:style-name="ShipStruct-3_5f_01.C2" office:value-type="string">
            <text:p text:style-name="P64">Флаги: 1 — журналирование; 2 — разрешить апгрейд; 4 — разрешить ремонт; 8 — переименован.</text:p>
          </table:table-cell>
        </table:table-row>
        <table:table-row>
          <table:table-cell table:style-name="ShipStruct-3_5f_01.A2" office:value-type="string">
            <text:p text:style-name="P62">3</text:p>
          </table:table-cell>
          <table:table-cell table:style-name="ShipStruct-3_5f_01.A2" office:value-type="string">
            <text:p text:style-name="P65">Ship</text:p>
          </table:table-cell>
          <table:table-cell table:style-name="ShipStruct-3_5f_01.C2" office:value-type="string">
            <text:p text:style-name="P65">Руководитель, если корабль под руководством руководителя. Null — самостоятельный корабль.</text:p>
          </table:table-cell>
        </table:table-row>
        <table:table-row>
          <table:table-cell table:style-name="ShipStruct-3_5f_01.A2" office:value-type="string">
            <text:p text:style-name="P62">4</text:p>
          </table:table-cell>
          <table:table-cell table:style-name="ShipStruct-3_5f_01.A2" office:value-type="string">
            <text:p text:style-name="P66">Int</text:p>
          </table:table-cell>
          <table:table-cell table:style-name="ShipStruct-3_5f_01.C2" office:value-type="string">
            <text:p text:style-name="P66"><text:span text:style-name="T23">Код т</text:span>екущ<text:span text:style-name="T23">его</text:span> статус<text:span text:style-name="T23">а</text:span> работы: <text:span text:style-name="T24">0 — работает; 1 — приостановлен; 2 — завершить и сообщить.</text:span></text:p>
          </table:table-cell>
        </table:table-row>
        <table:table-row>
          <table:table-cell table:style-name="ShipStruct-3_5f_01.A2" office:value-type="string">
            <text:p text:style-name="P62">5</text:p>
          </table:table-cell>
          <table:table-cell table:style-name="ShipStruct-3_5f_01.A2" office:value-type="string">
            <text:p text:style-name="P67">WorkspaceStruct</text:p>
          </table:table-cell>
          <table:table-cell table:style-name="ShipStruct-3_5f_01.C2" office:value-type="string">
            <text:p text:style-name="P67"><text:span text:style-name="T25">Параметры р</text:span>абоч<text:span text:style-name="T25">ей</text:span> област<text:span text:style-name="T25">и</text:span>.</text:p>
          </table:table-cell>
        </table:table-row>
        <table:table-row>
          <table:table-cell table:style-name="ShipStruct-3_5f_01.A2" office:value-type="string">
            <text:p text:style-name="P62">6</text:p>
          </table:table-cell>
          <table:table-cell table:style-name="ShipStruct-3_5f_01.A2" office:value-type="string">
            <text:p text:style-name="P68">WareStruct</text:p>
          </table:table-cell>
          <table:table-cell table:style-name="ShipStruct-3_5f_01.C2" office:value-type="string">
            <text:p text:style-name="P68">Текущий автивный товар. Null — товар не выбран.</text:p>
          </table:table-cell>
        </table:table-row>
        <table:table-row>
          <table:table-cell table:style-name="ShipStruct-3_5f_01.A2" office:value-type="string">
            <text:p text:style-name="P62">7</text:p>
          </table:table-cell>
          <table:table-cell table:style-name="ShipStruct-3_5f_01.A2" office:value-type="string">
            <text:p text:style-name="P69">StatStruct</text:p>
          </table:table-cell>
          <table:table-cell table:style-name="ShipStruct-3_5f_01.C2" office:value-type="string">
            <text:p text:style-name="P73">Сводная статистика работы.</text:p>
          </table:table-cell>
        </table:table-row>
        <table:table-row>
          <table:table-cell table:style-name="ShipStruct-3_5f_01.A2" office:value-type="string">
            <text:p text:style-name="P62">8</text:p>
          </table:table-cell>
          <table:table-cell table:style-name="ShipStruct-3_5f_01.A2" office:value-type="string">
            <text:p text:style-name="P70">Array of StatStruct</text:p>
          </table:table-cell>
          <table:table-cell table:style-name="ShipStruct-3_5f_01.C2" office:value-type="string">
            <text:p text:style-name="P74">Почасовая статистика работы.</text:p>
          </table:table-cell>
        </table:table-row>
        <table:table-row>
          <table:table-cell table:style-name="ShipStruct-3_5f_01.A2" office:value-type="string">
            <text:p text:style-name="P62">9</text:p>
          </table:table-cell>
          <table:table-cell table:style-name="ShipStruct-3_5f_01.A2" office:value-type="string">
            <text:p text:style-name="P71">Array of Ships</text:p>
          </table:table-cell>
          <table:table-cell table:style-name="ShipStruct-3_5f_01.C2" office:value-type="string">
            <text:p text:style-name="P71">Массив подчиненных кораблей. <text:span text:style-name="T26">Актуально</text:span> только <text:span text:style-name="T26">для </text:span><text:s/>руководител<text:span text:style-name="T26">ей</text:span>.</text:p>
          </table:table-cell>
        </table:table-row>
        <table:table-row>
          <table:table-cell table:style-name="ShipStruct-3_5f_01.A2" office:value-type="string">
            <text:p text:style-name="P62">10</text:p>
          </table:table-cell>
          <table:table-cell table:style-name="ShipStruct-3_5f_01.A2" office:value-type="string">
            <text:p text:style-name="P72">Array of Wares</text:p>
          </table:table-cell>
          <table:table-cell table:style-name="ShipStruct-3_5f_01.C2" office:value-type="string">
            <text:p text:style-name="P72">Массив с параметрами рабочих товаров.</text:p>
          </table:table-cell>
        </table:table-row>
      </table:table>
      <text:p text:style-name="Text_20_body"/>
      <text:h text:style-name="P136" text:outline-level="2"><text:bookmark-start text:name="__RefHeading__975_1173807053"/>ShipTemplateStruct — Шаблон корабля<text:bookmark-end text:name="__RefHeading__975_1173807053"/></text:h>
      <text:p text:style-name="P19">ShipTemplateStruct используется для представления <text:span text:style-name="T78">шаблона, по которому оборудуются корабли</text:span>.</text:p>
      <text:h text:style-name="Heading_20_3" text:outline-level="3"><text:bookmark-start text:name="__RefHeading__977_1173807053"/><text:soft-page-break/>Версия 3.02<text:bookmark-end text:name="__RefHeading__977_1173807053"/></text:h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P5">Индекс</text:p>
            </table:table-cell>
            <table:table-cell table:style-name="ShipTemplate-3_5f_02.A1" office:value-type="string">
              <text:p text:style-name="P5">Тип значения</text:p>
            </table:table-cell>
            <table:table-cell table:style-name="ShipTemplate-3_5f_02.C1" office:value-type="string">
              <text:p text:style-name="P5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P81">0</text:p>
          </table:table-cell>
          <table:table-cell table:style-name="ShipTemplate-3_5f_02.A2" office:value-type="string">
            <text:p text:style-name="P81">String</text:p>
          </table:table-cell>
          <table:table-cell table:style-name="ShipTemplate-3_5f_02.C2" office:value-type="string">
            <text:p text:style-name="P81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P99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82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P99">2</text:p>
          </table:table-cell>
          <table:table-cell table:style-name="ShipTemplate-3_5f_02.A2" office:value-type="string">
            <text:p text:style-name="P88">String</text:p>
          </table:table-cell>
          <table:table-cell table:style-name="ShipTemplate-3_5f_02.C2" office:value-type="string">
            <text:p text:style-name="P82"><text:span text:style-name="T38">Наименование</text:span>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P99">3</text:p>
          </table:table-cell>
          <table:table-cell table:style-name="ShipTemplate-3_5f_02.A2" office:value-type="string">
            <text:p text:style-name="P83">Ware</text:p>
          </table:table-cell>
          <table:table-cell table:style-name="ShipTemplate-3_5f_02.C2" office:value-type="string">
            <text:p text:style-name="P83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P99">4</text:p>
          </table:table-cell>
          <table:table-cell table:style-name="ShipTemplate-3_5f_02.A2" office:value-type="string">
            <text:p text:style-name="P94">String</text:p>
          </table:table-cell>
          <table:table-cell table:style-name="ShipTemplate-3_5f_02.C2" office:value-type="string">
            <text:p text:style-name="P94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P99">5</text:p>
          </table:table-cell>
          <table:table-cell table:style-name="ShipTemplate-3_5f_02.A2" office:value-type="string">
            <text:p text:style-name="P84">Int</text:p>
          </table:table-cell>
          <table:table-cell table:style-name="ShipTemplate-3_5f_02.C2" office:value-type="string">
            <text:p text:style-name="P84">Флаги: <text:span text:style-name="T73">1 — использовать автопрыжок; 2- использовать экстренный прыжок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6</text:p>
          </table:table-cell>
          <table:table-cell table:style-name="ShipTemplate-3_5f_02.A2" office:value-type="string">
            <text:p text:style-name="P97">Table<text:span text:style-name="T60">(2 cols)</text:span></text:p>
          </table:table-cell>
          <table:table-cell table:style-name="ShipTemplate-3_5f_02.C2" office:value-type="string">
            <text:p text:style-name="P95"><text:span text:style-name="T58">Таблица</text:span> всех товаров <text:span text:style-name="T57">корабля</text:span>. <text:span text:style-name="T59">В первой колонке указывается товар, во второй колонке — его количество на корабл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7</text:p>
          </table:table-cell>
          <table:table-cell table:style-name="ShipTemplate-3_5f_02.A2" office:value-type="string">
            <text:p text:style-name="P98">2DArray</text:p>
          </table:table-cell>
          <table:table-cell table:style-name="ShipTemplate-3_5f_02.C2" office:value-type="string">
            <text:p text:style-name="P82"><text:span text:style-name="T55">Конфигурация</text:span> <text:span text:style-name="T55">оружия</text:span>. <text:span text:style-name="T64">Первый уровень - индекс туррели; Второй — номер слота туррели; Значение — тип установленного лазера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8</text:p>
          </table:table-cell>
          <table:table-cell table:style-name="ShipTemplate-3_5f_02.A2" office:value-type="string">
            <text:p text:style-name="P96">Array</text:p>
          </table:table-cell>
          <table:table-cell table:style-name="ShipTemplate-3_5f_02.C2" office:value-type="string">
            <text:p text:style-name="P82"><text:span text:style-name="T55">Конфигурация</text:span> щит<text:span text:style-name="T55">ов</text:span>. <text:span text:style-name="T71">Массив содержит список щитов, установленных в соответствующем слоте корабля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9</text:p>
          </table:table-cell>
          <table:table-cell table:style-name="ShipTemplate-3_5f_02.A2" office:value-type="string">
            <text:p text:style-name="P99">Table (2 cols)</text:p>
          </table:table-cell>
          <table:table-cell table:style-name="ShipTemplate-3_5f_02.C2" office:value-type="string">
            <text:p text:style-name="P85">Настройки резерва ракет. <text:span text:style-name="T72">В первой колонке — тип ракеты; во второй — количество ракет в резерв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10</text:p>
          </table:table-cell>
          <table:table-cell table:style-name="ShipTemplate-3_5f_02.A2" office:value-type="string">
            <text:p text:style-name="P100">Table (2 cols)</text:p>
          </table:table-cell>
          <table:table-cell table:style-name="ShipTemplate-3_5f_02.C2" office:value-type="string">
            <text:p text:style-name="P101">Настройки резерва боеприпасов. <text:span text:style-name="T74">В первой колонки — тип боеприпаса; во второй — количество коеприпасов в резерве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11</text:p>
          </table:table-cell>
          <table:table-cell table:style-name="ShipTemplate-3_5f_02.A2" office:value-type="string">
            <text:p text:style-name="P102">Int</text:p>
          </table:table-cell>
          <table:table-cell table:style-name="ShipTemplate-3_5f_02.C2" office:value-type="string">
            <text:p text:style-name="P86">Минимальная дальность автопрыжка <text:span text:style-name="T77">(прыжков)</text:span>.</text:p>
          </table:table-cell>
        </table:table-row>
        <table:table-row table:style-name="ShipTemplate-3_5f_02.1">
          <table:table-cell table:style-name="ShipTemplate-3_5f_02.A2" office:value-type="string">
            <text:p text:style-name="P99">12</text:p>
          </table:table-cell>
          <table:table-cell table:style-name="ShipTemplate-3_5f_02.A2" office:value-type="string">
            <text:p text:style-name="P102">Int</text:p>
          </table:table-cell>
          <table:table-cell table:style-name="ShipTemplate-3_5f_02.C2" office:value-type="string">
            <text:p text:style-name="P87">Состояние щита для экстренного прыжка <text:span text:style-name="T76">(процентов).</text:span></text:p>
          </table:table-cell>
        </table:table-row>
        <table:table-row table:style-name="ShipTemplate-3_5f_02.1">
          <table:table-cell table:style-name="ShipTemplate-3_5f_02.A2" office:value-type="string">
            <text:p text:style-name="P99">13</text:p>
          </table:table-cell>
          <table:table-cell table:style-name="ShipTemplate-3_5f_02.A2" office:value-type="string">
            <text:p text:style-name="P102">Int</text:p>
          </table:table-cell>
          <table:table-cell table:style-name="ShipTemplate-3_5f_02.C2" office:value-type="string">
            <text:p text:style-name="P87">Резерв топлива под прыжковый двигатель <text:span text:style-name="T75">(батарей шт.)</text:span>.</text:p>
          </table:table-cell>
        </table:table-row>
      </table:table>
      <text:p text:style-name="Text_20_body"/>
      <text:p text:style-name="Text_20_body"/>
      <text:h text:style-name="P137" text:outline-level="2"><text:bookmark-start text:name="__RefHeading__941_844476280"/>WareRatingStruct — Рейтинг товара<text:bookmark-end text:name="__RefHeading__941_844476280"/></text:h>
      <text:p text:style-name="P16">WareRatingStruct — это базовая структура, использующаяся для передачи информации о рейтинге товара в <text:span text:style-name="T33">регионе</text:span>. <text:span text:style-name="T33">Используется подсистемами для передачи информации о ранжировании товаров, с целью выбора активного товара.</text:span></text:p>
      <text:h text:style-name="Heading_20_3" text:outline-level="3"><text:bookmark-start text:name="__RefHeading__943_844476280"/>Версия 3.01<text:bookmark-end text:name="__RefHeading__943_844476280"/></text:h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P4">Индекс</text:p>
            </table:table-cell>
            <table:table-cell table:style-name="WareRatingStruct-3_5f_01.A1" office:value-type="string">
              <text:p text:style-name="P4">Тип значения</text:p>
            </table:table-cell>
            <table:table-cell table:style-name="WareRatingStruct-3_5f_01.C1" office:value-type="string">
              <text:p text:style-name="P4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P75">0</text:p>
          </table:table-cell>
          <table:table-cell table:style-name="WareRatingStruct-3_5f_01.A2" office:value-type="string">
            <text:p text:style-name="P75">String</text:p>
          </table:table-cell>
          <table:table-cell table:style-name="WareRatingStruct-3_5f_01.C2" office:value-type="string">
            <text:p text:style-name="P75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1</text:p>
          </table:table-cell>
          <table:table-cell table:style-name="WareRatingStruct-3_5f_01.A2" office:value-type="string">
            <text:p text:style-name="P76">Ware</text:p>
          </table:table-cell>
          <table:table-cell table:style-name="WareRatingStruct-3_5f_01.C2" office:value-type="string">
            <text:p text:style-name="P76">Товар.</text:p>
          </table:table-cell>
        </table:table-row>
        <text:soft-page-break/>
        <table:table-row table:style-name="WareRatingStruct-3_5f_01.1">
          <table:table-cell table:style-name="WareRatingStruct-3_5f_01.A2" office:value-type="string">
            <text:p text:style-name="P75">2</text:p>
          </table:table-cell>
          <table:table-cell table:style-name="WareRatingStruct-3_5f_01.A2" office:value-type="string">
            <text:p text:style-name="P76">Int</text:p>
          </table:table-cell>
          <table:table-cell table:style-name="WareRatingStruct-3_5f_01.C2" office:value-type="string">
            <text:p text:style-name="P76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3</text:p>
          </table:table-cell>
          <table:table-cell table:style-name="WareRatingStruct-3_5f_01.A2" office:value-type="string">
            <text:p text:style-name="P76">Int</text:p>
          </table:table-cell>
          <table:table-cell table:style-name="WareRatingStruct-3_5f_01.C2" office:value-type="string">
            <text:p text:style-name="P76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4</text:p>
          </table:table-cell>
          <table:table-cell table:style-name="WareRatingStruct-3_5f_01.A2" office:value-type="string">
            <text:p text:style-name="P77">Int</text:p>
          </table:table-cell>
          <table:table-cell table:style-name="WareRatingStruct-3_5f_01.C2" office:value-type="string">
            <text:p text:style-name="P77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5</text:p>
          </table:table-cell>
          <table:table-cell table:style-name="WareRatingStruct-3_5f_01.A2" office:value-type="string">
            <text:p text:style-name="P77">Int</text:p>
          </table:table-cell>
          <table:table-cell table:style-name="WareRatingStruct-3_5f_01.C2" office:value-type="string">
            <text:p text:style-name="P77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6</text:p>
          </table:table-cell>
          <table:table-cell table:style-name="WareRatingStruct-3_5f_01.A2" office:value-type="string">
            <text:p text:style-name="P80">Int</text:p>
          </table:table-cell>
          <table:table-cell table:style-name="WareRatingStruct-3_5f_01.C2" office:value-type="string">
            <text:p text:style-name="P78"><text:span text:style-name="T34">Р</text:span>ейтинг <text:span text:style-name="T35">пунктов</text:span>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P75">7</text:p>
          </table:table-cell>
          <table:table-cell table:style-name="WareRatingStruct-3_5f_01.A2" office:value-type="string">
            <text:p text:style-name="P78">String</text:p>
          </table:table-cell>
          <table:table-cell table:style-name="WareRatingStruct-3_5f_01.C2" office:value-type="string">
            <text:p text:style-name="P79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P17"/>
      <text:h text:style-name="Heading_20_2" text:outline-level="2"><text:bookmark-start text:name="__RefHeading__922_844476280"/>WareStruct — <text:span text:style-name="T5">Параметры товара</text:span><text:bookmark-end text:name="__RefHeading__922_844476280"/></text:h>
      <text:p text:style-name="P18">WareStruct — это базовая структура, хранящая параметры работы с отдельным товаром.</text:p>
      <text:h text:style-name="Heading_20_3" text:outline-level="3"><text:bookmark-start text:name="__RefHeading__927_844476280"/>Версия 3.02<text:bookmark-end text:name="__RefHeading__927_844476280"/></text:h>
      <text:p text:style-name="P14">Версия 3.01 не позволяет распределять <text:span text:style-name="T18">доступное </text:span>пространство корабля между<text:span text:style-name="T19"> </text:span>товарами. <text:span text:style-name="T20">Это делает невозможным создание кораблей-складов.</text:span></text:p>
      <text:h text:style-name="Heading_20_3" text:outline-level="3"><text:bookmark-start text:name="__RefHeading__929_844476280"/>Версия 3.01<text:bookmark-end text:name="__RefHeading__929_844476280"/></text:h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P1">Индекс</text:p>
            </table:table-cell>
            <table:table-cell table:style-name="WareStruct-3_5f_01.B1" office:value-type="string">
              <text:p text:style-name="P1">Тип значения</text:p>
            </table:table-cell>
            <table:table-cell table:style-name="WareStruct-3_5f_01.C1" office:value-type="string">
              <text:p text:style-name="P1">Описание</text:p>
            </table:table-cell>
          </table:table-row>
        </table:table-header-rows>
        <table:table-row table:style-name="WareStruct-3_5f_01.1">
          <table:table-cell table:style-name="WareStruct-3_5f_01.A7" office:value-type="string">
            <text:p text:style-name="P49">0</text:p>
          </table:table-cell>
          <table:table-cell table:style-name="WareStruct-3_5f_01.B2" office:value-type="string">
            <text:p text:style-name="P49">String</text:p>
          </table:table-cell>
          <table:table-cell table:style-name="WareStruct-3_5f_01.C2" office:value-type="string">
            <text:p text:style-name="P49">Идентификатор типа структуры <text:span text:style-name="T22">строка </text:span>«WareStruct-3.01». </text:p>
          </table:table-cell>
        </table:table-row>
        <table:table-row table:style-name="WareStruct-3_5f_01.1">
          <table:table-cell table:style-name="WareStruct-3_5f_01.A7" office:value-type="string">
            <text:p text:style-name="P49">1</text:p>
          </table:table-cell>
          <table:table-cell table:style-name="WareStruct-3_5f_01.B3" office:value-type="string">
            <text:p text:style-name="P49">Ware</text:p>
          </table:table-cell>
          <table:table-cell table:style-name="WareStruct-3_5f_01.C3" office:value-type="string">
            <text:p text:style-name="P50">Товар.</text:p>
          </table:table-cell>
        </table:table-row>
        <table:table-row table:style-name="WareStruct-3_5f_01.1">
          <table:table-cell table:style-name="WareStruct-3_5f_01.A4" office:value-type="string">
            <text:p text:style-name="P49">2</text:p>
          </table:table-cell>
          <table:table-cell table:style-name="WareStruct-3_5f_01.B4" office:value-type="string">
            <text:p text:style-name="P49">Int or null</text:p>
          </table:table-cell>
          <table:table-cell table:style-name="WareStruct-3_5f_01.C4" office:value-type="string">
            <text:p text:style-name="P50">Закупочная цена. Null — закупка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49">3</text:p>
          </table:table-cell>
          <table:table-cell table:style-name="WareStruct-3_5f_01.B5" office:value-type="string">
            <text:p text:style-name="P49">Int or null</text:p>
          </table:table-cell>
          <table:table-cell table:style-name="WareStruct-3_5f_01.C5" office:value-type="string">
            <text:p text:style-name="P50">Цена реализации. Null — реализация отключена.</text:p>
          </table:table-cell>
        </table:table-row>
        <table:table-row table:style-name="WareStruct-3_5f_01.1">
          <table:table-cell table:style-name="WareStruct-3_5f_01.A7" office:value-type="string">
            <text:p text:style-name="P49">4</text:p>
          </table:table-cell>
          <table:table-cell table:style-name="WareStruct-3_5f_01.B6" office:value-type="string">
            <text:p text:style-name="P49">Int or null</text:p>
          </table:table-cell>
          <table:table-cell table:style-name="WareStruct-3_5f_01.C6" office:value-type="string">
            <text:p text:style-name="P51"><text:span text:style-name="T15">Корабельный л</text:span>имит мин<text:span text:style-name="T13">имальной</text:span> <text:span text:style-name="T13">п</text:span>артии для покупки. <text:span text:style-name="T7">Если места в трюме нет места для загрузки этого объема, то сделка не состоится.</text:span> Null — отключен. Положительное - % от суммарного места под товар в трюме*. <text:span text:style-name="T6">Отрицательное — в штуках.</text:span></text:p>
          </table:table-cell>
        </table:table-row>
        <table:table-row table:style-name="WareStruct-3_5f_01.1">
          <table:table-cell table:style-name="WareStruct-3_5f_01.A7" office:value-type="string">
            <text:p text:style-name="P49">5</text:p>
          </table:table-cell>
          <table:table-cell table:style-name="WareStruct-3_5f_01.B7" office:value-type="string">
            <text:p text:style-name="P49">Int or null</text:p>
          </table:table-cell>
          <table:table-cell table:style-name="WareStruct-3_5f_01.C7" office:value-type="string">
            <text:p text:style-name="P52"><text:span text:style-name="T15">Корабельный л</text:span>имит минимальной партии для продажи. <text:span text:style-name="T8">Если в трюме товара меньше указанного объема, то сделка не состоится.</text:span> <text:span text:style-name="T14">Null — отключен. Положительное - % от суммарного места под товар в трюме*. </text:span><text:span text:style-name="T9">Отрицательное — в штуках.</text:span></text:p>
          </table:table-cell>
        </table:table-row>
        <table:table-row table:style-name="WareStruct-3_5f_01.1">
          <table:table-cell table:style-name="WareStruct-3_5f_01.A8" office:value-type="string">
            <text:p text:style-name="P49">6</text:p>
          </table:table-cell>
          <table:table-cell table:style-name="WareStruct-3_5f_01.B8" office:value-type="string">
            <text:p text:style-name="P49">Int or null</text:p>
          </table:table-cell>
          <table:table-cell table:style-name="WareStruct-3_5f_01.C8" office:value-type="string">
            <text:p text:style-name="P53"><text:span text:style-name="T16">Требование</text:span> <text:span text:style-name="T16">объема</text:span> поставщика. <text:span text:style-name="T16">Если склад поставщика заполнен менее, чем на указанный объем, сделка не состоится. Null — отключен. Положительное - % от склада поставщика. </text:span><text:span text:style-name="T8">Отрицательное — в штуках.</text:span></text:p>
          </table:table-cell>
        </table:table-row>
        <text:soft-page-break/>
        <table:table-row table:style-name="WareStruct-3_5f_01.1">
          <table:table-cell table:style-name="WareStruct-3_5f_01.A9" office:value-type="string">
            <text:p text:style-name="P49">7</text:p>
          </table:table-cell>
          <table:table-cell table:style-name="WareStruct-3_5f_01.B9" office:value-type="string">
            <text:p text:style-name="P49">Int or null</text:p>
          </table:table-cell>
          <table:table-cell table:style-name="WareStruct-3_5f_01.C9" office:value-type="string">
            <text:p text:style-name="P54">Требование объема покупателя. Если склад покупателя заполнен более, чем <text:span text:style-name="T17">на указанный объем, сделка не состоится. Null — отключен. Положительное - % от склада покупателя. </text:span><text:span text:style-name="T10">Отрицательное — в штуках.</text:span></text:p>
          </table:table-cell>
        </table:table-row>
      </table:table>
      <text:p text:style-name="P12">* Суммарное место под товар в трюме определяется как объем, который уже занят данным товаром, плюс свободный объем трюма за вычетом объема, зарезервированного под топливо, боеприпасы и дроны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P13">WorkspaceStruct — это <text:span text:style-name="T21">базовая структура, хранящая параметры рабочей области корабля.</text:span></text:p>
      <text:h text:style-name="Heading_20_3" text:outline-level="3"><text:bookmark-start text:name="__RefHeading__939_844476280"/>Версия 3.01<text:bookmark-end text:name="__RefHeading__939_844476280"/></text:h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P2">Индекс</text:p>
            </table:table-cell>
            <table:table-cell table:style-name="WorkspaceStruct-3_5f_01.A1" office:value-type="string">
              <text:p text:style-name="P2">Тип значения</text:p>
            </table:table-cell>
            <table:table-cell table:style-name="WorkspaceStruct-3_5f_01.C1" office:value-type="string">
              <text:p text:style-name="P2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P55">0</text:p>
          </table:table-cell>
          <table:table-cell table:style-name="WorkspaceStruct-3_5f_01.A2" office:value-type="string">
            <text:p text:style-name="P55">String</text:p>
          </table:table-cell>
          <table:table-cell table:style-name="WorkspaceStruct-3_5f_01.C2" office:value-type="string">
            <text:p text:style-name="P55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1</text:p>
          </table:table-cell>
          <table:table-cell table:style-name="WorkspaceStruct-3_5f_01.A2" office:value-type="string">
            <text:p text:style-name="P56">Sector</text:p>
          </table:table-cell>
          <table:table-cell table:style-name="WorkspaceStruct-3_5f_01.C2" office:value-type="string">
            <text:p text:style-name="P56">Центральный сектор области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2</text:p>
          </table:table-cell>
          <table:table-cell table:style-name="WorkspaceStruct-3_5f_01.A2" office:value-type="string">
            <text:p text:style-name="P56">Int</text:p>
          </table:table-cell>
          <table:table-cell table:style-name="WorkspaceStruct-3_5f_01.C2" office:value-type="string">
            <text:p text:style-name="P56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3</text:p>
          </table:table-cell>
          <table:table-cell table:style-name="WorkspaceStruct-3_5f_01.A2" office:value-type="string">
            <text:p text:style-name="P57">Int</text:p>
          </table:table-cell>
          <table:table-cell table:style-name="WorkspaceStruct-3_5f_01.C2" office:value-type="string">
            <text:p text:style-name="P57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4</text:p>
          </table:table-cell>
          <table:table-cell table:style-name="WorkspaceStruct-3_5f_01.A2" office:value-type="string">
            <text:p text:style-name="P58">Array <text:span text:style-name="T27">of Sectors</text:span></text:p>
          </table:table-cell>
          <table:table-cell table:style-name="WorkspaceStruct-3_5f_01.C2" office:value-type="string">
            <text:p text:style-name="P58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5</text:p>
          </table:table-cell>
          <table:table-cell table:style-name="WorkspaceStruct-3_5f_01.A2" office:value-type="string">
            <text:p text:style-name="P59">Array <text:span text:style-name="T27">of Sectors</text:span></text:p>
          </table:table-cell>
          <table:table-cell table:style-name="WorkspaceStruct-3_5f_01.C2" office:value-type="string">
            <text:p text:style-name="P59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6</text:p>
          </table:table-cell>
          <table:table-cell table:style-name="WorkspaceStruct-3_5f_01.A2" office:value-type="string">
            <text:p text:style-name="P60">Array <text:span text:style-name="T27">of Stations and Ships</text:span></text:p>
          </table:table-cell>
          <table:table-cell table:style-name="WorkspaceStruct-3_5f_01.C2" office:value-type="string">
            <text:p text:style-name="P60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7</text:p>
          </table:table-cell>
          <table:table-cell table:style-name="WorkspaceStruct-3_5f_01.A2" office:value-type="string">
            <text:p text:style-name="P60">Array <text:span text:style-name="T27">of Stations and Ships</text:span></text:p>
          </table:table-cell>
          <table:table-cell table:style-name="WorkspaceStruct-3_5f_01.C2" office:value-type="string">
            <text:p text:style-name="P60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P55">8</text:p>
          </table:table-cell>
          <table:table-cell table:style-name="WorkspaceStruct-3_5f_01.A2" office:value-type="string">
            <text:p text:style-name="P61">Array <text:span text:style-name="T27">of Stations and Ships</text:span></text:p>
          </table:table-cell>
          <table:table-cell table:style-name="WorkspaceStruct-3_5f_01.C2" office:value-type="string">
            <text:p text:style-name="P61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P20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P115">Не зависимо от запущенной программы, все корабли под управлением T2-Droid имеют о<text:span text:style-name="T82">бщий</text:span> обработчик <text:span text:style-name="T81">SIGNAL_ATTACKED</text:span>. <text:span text:style-name="T82">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span></text:p>
      <text:p text:style-name="P117">T2-Droid позволяет игроку самому определять область, в которой будет работать <text:span text:style-name="T83">корабль</text:span>. <text:span text:style-name="T84">Э</text:span>то может быть <text:span text:style-name="T84">в том числе работа</text:span> на вражеской территории. В связи с этим, вражеские корабли, <text:s/>находящиеся в зоне видимости радара корабля, не рассматриваются в качестве нападающих, <text:span text:style-name="T85">а </text:span><text:soft-page-break/><text:span text:style-name="T85">механизм спасения корабля включается только в случае реального обстрела. </text:span></text:p>
      <text:p text:style-name="P116"><text:span text:style-name="T85"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. </text:span></text:p>
      <text:p text:style-name="P118"><text:span text:style-name="T85">В случае нападения, программа пытается спасти корабль и предпринимает такие попытки до тех пор, пока нападающие не будут уничтожены или не покинут сектор, в котором было совершено нападение. Если кораблю удалось сбежать, но нападающие еще не покинули сектор и не уничтожены, корабль остается в промежуточной фазе, которая называется — безопасная точка (далее Safe Spot - SP). Безопасные точки могут быть двух типов:</text:span></text:p>
      <text:list xml:id="list8385646265569706175" text:style-name="L12">
        <text:list-item>
          <text:p text:style-name="P126"><text:span text:style-name="T103">SP1 - </text:span>Корабль скрылся на станции</text:p>
        </text:list-item>
        <text:list-item>
          <text:p text:style-name="P126"><text:span text:style-name="T103">SP2 - </text:span>Корабль находится в космосе, так как нет станций для стыковки. <text:span text:style-name="T100">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span></text:p>
        </text:list-item>
      </text:list>
      <text:p text:style-name="P129">Рассчет координат точки SP2 выполняется относительно ближйших врат<text:span text:style-name="T105">. В соответствии с ограничениями движка:</text:span></text:p>
      <text:p text:style-name="P134"><text:span text:style-name="T106"><text:tab/></text:span><text:span text:style-name="T12">Gate.H = SQRT(Gate.X * Gate.X + Gate.Y * Gate.Y)</text:span></text:p>
      <text:p text:style-name="P130"><text:tab/><text:span text:style-name="T107">SP2.H = Gate.H + DesiredDist</text:span></text:p>
      <text:p text:style-name="P130"><text:tab/><text:span text:style-name="T108">SP2.X = SP.H * Gate.H / Gate.X</text:span></text:p>
      <text:p text:style-name="P130"><text:tab/><text:span text:style-name="T109">SP2.Z = SP.H * Gate.H / Gate.Z</text:span></text:p>
      <text:p text:style-name="P127">В случае, если корабль скрылся на станции, самым безопасным является оставаться на станции, пока программа спасения не завершится. <text:span text:style-name="T99">Но если корабль находится в космосе, то он может быть повторно атакован другим противником. В таком случае, программа заново инициирует процедуру спасения и дает еще один шанс спасти корабль.</text:span></text:p>
      <text:p text:style-name="P119">Программа анализирует состояние корабля, окружения и нападающего с целью выбора оптимального алгоритма поведения. <text:span text:style-name="T86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span></text:p>
      <text:h text:style-name="Heading_20_2" text:outline-level="2"><text:bookmark-start text:name="__RefHeading__1227_1613864034"/>Версия 3.02<text:bookmark-end text:name="__RefHeading__1227_1613864034"/></text:h>
      <text:p text:style-name="P121">Для версии 3.02 приоритетным является скорость разработки. По этому данная версия содержит <text:span text:style-name="T90">упрощенную логику</text:span>. <text:span text:style-name="T92">В качестве основной модели поведения рассматривается попытка увести корабль в соседний сектор с помощью Прыжкового Двигателя.</text:span></text:p>
      <text:p text:style-name="P123"/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header-rows>
          <text:soft-page-break/>
          <table:table-row>
            <table:table-cell table:style-name="SignalAttackedLogicStates.A1" office:value-type="string">
              <text:p text:style-name="P138">Вероятность выживания</text:p>
            </table:table-cell>
            <table:table-cell table:style-name="SignalAttackedLogicStates.B1" office:value-type="string">
              <text:p text:style-name="P139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142">Крайне низкая</text:p>
          </table:table-cell>
          <table:table-cell table:style-name="SignalAttackedLogicStates.B2" office:value-type="string">
            <text:p text:style-name="P143">Последний шанс. <text:span text:style-name="T91">К</text:span>ораблю некуда бежать <text:span text:style-name="T87">или его корпус сильно поврежден (</text:span><text:span text:style-name="T11">&lt;50%?</text:span><text:span text:style-name="T87">)</text:span>.</text:p>
          </table:table-cell>
        </table:table-row>
        <table:table-row>
          <table:table-cell table:style-name="SignalAttackedLogicStates.A2" office:value-type="string">
            <text:p text:style-name="P147">Средняя</text:p>
          </table:table-cell>
          <table:table-cell table:style-name="SignalAttackedLogicStates.B2" office:value-type="string">
            <text:p text:style-name="P145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148">Высокая</text:p>
          </table:table-cell>
          <table:table-cell table:style-name="SignalAttackedLogicStates.B2" office:value-type="string">
            <text:p text:style-name="P146">Доступен прыжок в соседний сектор</text:p>
          </table:table-cell>
        </table:table-row>
      </table:table>
      <text:p text:style-name="P122"/>
      <text:p text:style-name="P122"><text:span text:style-name="T92">Программа использует навигационный скрипт T2-Droid и по этому вся работа заключается в выборе цели и попытке ее достичь. Если найти подходящую цель не удалось, то осуществляется переход в состояние Последний шанс.</text:span></text:p>
      <text:p text:style-name="P128"><text:span text:style-name="T104">Далее рассматриваются</text:span> ключевы<text:span text:style-name="T104">е</text:span> состояни<text:span text:style-name="T104">я</text:span>, обработка которых выполняется одинаково, независимо от условий входа.</text:p>
      <text:p text:style-name="P125">Соседний сектор</text:p>
      <text:p text:style-name="P128"><text:span text:style-name="T101">Когда корабль оказался в соседнем секторе,</text:span> <text:span text:style-name="T102">который не является следующим сектором на маршруте следования, выполняется поиск точки SP1 в секторе. Если такая станция найдена, то корабль пытается укрыться на ней. Если подходящих станций в секторе нет, корабль уходит на точку SP2.</text:span></text:p>
      <text:p text:style-name="P124"><text:span text:style-name="T94">Последний шанс</text:span></text:p>
      <text:p text:style-name="P144"><text:span text:style-name="T89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</text:span></text:p>
      <text:p text:style-name="P144"/>
      <text:p text:style-name="P149">Прыжок в соседний сектор недоступен</text:p>
      <text:p text:style-name="P151"/>
      <text:p text:style-name="P154">Стратегия поведения в данном случае <text:span text:style-name="T93">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span></text:p>
      <text:p text:style-name="P155"/>
      <text:p text:style-name="P150">Доступен прыжок в соседний сектор</text:p>
      <text:p text:style-name="P152"/>
      <text:p text:style-name="P156">Это самая благоприятная с точки зрения выживания ситуация. <text:span text:style-name="T95">Прежде всего, если корабль следует по маршруту в другой сектор (назначение корабля в другом секторе), осуществляется прыжок в следующий сектор на маршруте, после чего программа спасения завершается. </text:span></text:p>
      <text:p text:style-name="P156"/>
      <text:p text:style-name="P157">Если конечная точка маршрута находится в текущем секторе, то осуществляется попытка скрыться <text:span text:style-name="T96">на станции </text:span>в соседнем секторе. <text:span text:style-name="T97">Прежде всего для всех соседних секторов рассматривается наличие врат, на которые можно осуществить прыжок.</text:span></text:p>
      <text:p text:style-name="P157"/>
      <text:p text:style-name="P157"><text:span text:style-name="T98">Для соседних секторов, в которых есть ворота пригодные для прыжка, осуществляется поиск доступных для стыковки станций. Если ни в одном из секторов нет таких станций, то осуществляется прыжок в случайно выбранный сектор. После чего, программа переходит в состояние Соседний сектор.</text:span></text:p>
      <text:p text:style-name="P157"/>
      <text:p text:style-name="P158"><text:soft-page-break/><text:span text:style-name="T97">Если найдены секторы с подходящими для стыковки станции, программа случайным образом выбирает сектор. Затем выбирает врата, к которым ближе всего расположена одна из станций, доступных для стыковки и прыгает к ним. После этого программа переходит к состоянию Соседний сектор.</text:span></text:p>
      <text:p text:style-name="P153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P21">Основн<text:span text:style-name="T36">ая</text:span> иде<text:span text:style-name="T36">я заключается в исполнении</text:span> очеред<text:span text:style-name="T37">и</text:span> заданий. <text:span text:style-name="T39">Задания могут быть созданы только в пределах определенной рабочей области.</text:span></text:p>
      <text:p text:style-name="P22"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2407001209111694713" text:style-name="L1">
        <text:list-item>
          <text:p text:style-name="P103">закупка и оборудование кораблей</text:p>
        </text:list-item>
        <text:list-item>
          <text:p text:style-name="P103">переоборудование кораблей</text:p>
        </text:list-item>
        <text:list-item>
          <text:p text:style-name="P103">ремонт в доке</text:p>
        </text:list-item>
        <text:list-item>
          <text:p text:style-name="P103">полевой ремонт</text:p>
        </text:list-item>
      </text:list>
      <text:p text:style-name="P33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P34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P35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P36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P26">Для информирования игрока, в конец имени обслуживаемых кораблей добавляются информационные символы:</text:p>
      <text:list xml:id="list1715989714431417153" text:style-name="L2">
        <text:list-item>
          <text:p text:style-name="P104"><text:soft-page-break/>* - корабль на <text:span text:style-name="T41">обслуживании</text:span></text:p>
        </text:list-item>
        <text:list-item>
          <text:p text:style-name="P104">$ - недостаточно денег для обслуживания</text:p>
        </text:list-item>
        <text:list-item>
          <text:p text:style-name="P105">? - в рабочей области отсутствуют необходимые ресурсы</text:p>
        </text:list-item>
        <text:list-item>
          <text:p text:style-name="P106"># - в очереди на обслуживание</text:p>
        </text:list-item>
      </text:list>
      <text:h text:style-name="Heading_20_3" text:outline-level="3"><text:bookmark-start text:name="__RefHeading__1157_712231932"/><text:span text:style-name="T56">Перео</text:span>борудование кораблей<text:bookmark-end text:name="__RefHeading__1157_712231932"/></text:h>
      <text:p text:style-name="P23">Закупка и оборудование корабля выполняется по зараннее подготовленному шаблону. Шаблон может быть снят с существующего корабля. <text:span text:style-name="T42">В шаблон включаются любые товары следующих групп:</text:span></text:p>
      <text:list xml:id="list1572197193144803970" text:style-name="L3">
        <text:list-item>
          <text:p text:style-name="P107">Лазеры (maintype 8)</text:p>
        </text:list-item>
        <text:list-item>
          <text:p text:style-name="P107">Щиты (maintype 9)</text:p>
        </text:list-item>
        <text:list-item>
          <text:p text:style-name="P107">Ракеты (maintype 10)</text:p>
        </text:list-item>
        <text:list-item>
          <text:p text:style-name="P107">Энергия (maintype 11)</text:p>
        </text:list-item>
        <text:list-item>
          <text:p text:style-name="P107">Высокотехнологичные товары (maintype 16) <text:span text:style-name="T43">кроме имеющих признак inventory.</text:span></text:p>
        </text:list-item>
      </text:list>
      <text:p text:style-name="P24">Для закупки корабля необходимо, <text:span text:style-name="T40">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Товары, не имеющие признака equipment, закупаются обычным образом.</text:span></text:p>
      <text:p text:style-name="P27">Для всех товаров, имеющих признак equipment, предусмотрены особые алгоритмы закупки и установки. <text:span text:style-name="T44">Такое оборудование делится на три группы: улучшения, специальное оборудование и прочее оборудование.</text:span></text:p>
      <text:p text:style-name="P28">Улучшения — <text:span text:style-name="T45">это </text:span>товары имеющие признак upgrade. <text:span text:style-name="T49">Товары этой категории отличаются от другого оборудования тем, что устанавливаются на корабли во множественном количестве.</text:span></text:p>
      <text:list xml:id="list8899233783690877382" text:style-name="L4">
        <text:list-item>
          <text:p text:style-name="P108">Форсаж двигателя — <text:span text:style-name="T50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108">Оптимизация рулевого управления — <text:span text:style-name="T51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108">Расширение грузового отсека — <text:span text:style-name="T52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P30"><text:soft-page-break/>Специальное оборудование</text:p>
      <text:list xml:id="list5120754856024299086" text:style-name="L5">
        <text:list-item>
          <text:p text:style-name="P109">Прыжковый двигатель — <text:span text:style-name="T48">для представления используются Компоненты прыжкового двигателя в количестве 1 единицы.</text:span></text:p>
        </text:list-item>
        <text:list-item>
          <text:p text:style-name="P110">Транспортер — <text:span text:style-name="T53">для представления используются Сборочное оборудование в количестве 1 единицы.</text:span></text:p>
        </text:list-item>
      </text:list>
      <text:p text:style-name="P31"><text:span text:style-name="T47">Прочее</text:span> оборудование — <text:span text:style-name="T47">это оборудование, не вошедшее в первые две группы. Для представления любого такого оборудования используется 1 единица Артефактов.</text:span></text:p>
      <text:p text:style-name="P32">Переоборудование выполняется в особом порядке. Сначала устанавливаются улучшения. </text:p>
      <text:p text:style-name="P29"><text:span text:style-name="T46">Т</text:span>овары, <text:span text:style-name="T46">потенциально подходящие</text:span> для представления <text:span text:style-name="T54">ресурсов, необходимых для осуществления сервиса</text:span>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P6">Наименование</text:p>
            </table:table-cell>
            <table:table-cell table:style-name="WaresForEquipmentParts.A1" office:value-type="string">
              <text:p text:style-name="P6">Maintype</text:p>
            </table:table-cell>
            <table:table-cell table:style-name="WaresForEquipmentParts.A1" office:value-type="string">
              <text:p text:style-name="P6">Subtype</text:p>
            </table:table-cell>
            <table:table-cell table:style-name="WaresForEquipmentParts.A1" office:value-type="string">
              <text:p text:style-name="P6">Класс груза</text:p>
            </table:table-cell>
            <table:table-cell table:style-name="WaresForEquipmentParts.E1" office:value-type="string">
              <text:p text:style-name="P6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P89">Артефакты</text:p>
          </table:table-cell>
          <table:table-cell table:style-name="WaresForEquipmentParts.A2" office:value-type="string">
            <text:p text:style-name="P89">12</text:p>
          </table:table-cell>
          <table:table-cell table:style-name="WaresForEquipmentParts.A2" office:value-type="string">
            <text:p text:style-name="P89">1</text:p>
          </table:table-cell>
          <table:table-cell table:style-name="WaresForEquipmentParts.A2" office:value-type="string">
            <text:p text:style-name="P89">M</text:p>
          </table:table-cell>
          <table:table-cell table:style-name="WaresForEquipmentParts.E2" office:value-type="string">
            <text:p text:style-name="P89">4</text:p>
          </table:table-cell>
        </table:table-row>
        <table:table-row>
          <table:table-cell table:style-name="WaresForEquipmentParts.A2" office:value-type="string">
            <text:p text:style-name="P89">Сборочное оборудование</text:p>
          </table:table-cell>
          <table:table-cell table:style-name="WaresForEquipmentParts.A2" office:value-type="string">
            <text:p text:style-name="P89">12</text:p>
          </table:table-cell>
          <table:table-cell table:style-name="WaresForEquipmentParts.A2" office:value-type="string">
            <text:p text:style-name="P89">5</text:p>
          </table:table-cell>
          <table:table-cell table:style-name="WaresForEquipmentParts.A2" office:value-type="string">
            <text:p text:style-name="P89">XL</text:p>
          </table:table-cell>
          <table:table-cell table:style-name="WaresForEquipmentParts.E2" office:value-type="string">
            <text:p text:style-name="P89">5</text:p>
          </table:table-cell>
        </table:table-row>
        <table:table-row>
          <table:table-cell table:style-name="WaresForEquipmentParts.A2" office:value-type="string">
            <text:p text:style-name="P89">Детали двигателей</text:p>
          </table:table-cell>
          <table:table-cell table:style-name="WaresForEquipmentParts.A2" office:value-type="string">
            <text:p text:style-name="P89">12</text:p>
          </table:table-cell>
          <table:table-cell table:style-name="WaresForEquipmentParts.A2" office:value-type="string">
            <text:p text:style-name="P89">6</text:p>
          </table:table-cell>
          <table:table-cell table:style-name="WaresForEquipmentParts.A2" office:value-type="string">
            <text:p text:style-name="P89">XL</text:p>
          </table:table-cell>
          <table:table-cell table:style-name="WaresForEquipmentParts.E2" office:value-type="string">
            <text:p text:style-name="P89">5</text:p>
          </table:table-cell>
        </table:table-row>
        <table:table-row>
          <table:table-cell table:style-name="WaresForEquipmentParts.A2" office:value-type="string">
            <text:p text:style-name="P89">Шахтерское оборудование</text:p>
          </table:table-cell>
          <table:table-cell table:style-name="WaresForEquipmentParts.A2" office:value-type="string">
            <text:p text:style-name="P89">12</text:p>
          </table:table-cell>
          <table:table-cell table:style-name="WaresForEquipmentParts.A2" office:value-type="string">
            <text:p text:style-name="P89">11</text:p>
          </table:table-cell>
          <table:table-cell table:style-name="WaresForEquipmentParts.A2" office:value-type="string">
            <text:p text:style-name="P89">XL</text:p>
          </table:table-cell>
          <table:table-cell table:style-name="WaresForEquipmentParts.E2" office:value-type="string">
            <text:p text:style-name="P89">5</text:p>
          </table:table-cell>
        </table:table-row>
        <table:table-row>
          <table:table-cell table:style-name="WaresForEquipmentParts.A2" office:value-type="string">
            <text:p text:style-name="P90">Обшивка из теладиания</text:p>
          </table:table-cell>
          <table:table-cell table:style-name="WaresForEquipmentParts.A2" office:value-type="string">
            <text:p text:style-name="P90">12</text:p>
          </table:table-cell>
          <table:table-cell table:style-name="WaresForEquipmentParts.A2" office:value-type="string">
            <text:p text:style-name="P90">14</text:p>
          </table:table-cell>
          <table:table-cell table:style-name="WaresForEquipmentParts.A2" office:value-type="string">
            <text:p text:style-name="P90">L</text:p>
          </table:table-cell>
          <table:table-cell table:style-name="WaresForEquipmentParts.E2" office:value-type="string">
            <text:p text:style-name="P90">4</text:p>
          </table:table-cell>
        </table:table-row>
        <table:table-row>
          <table:table-cell table:style-name="WaresForEquipmentParts.A2" office:value-type="string">
            <text:p text:style-name="P91">Модули настройки оружия</text:p>
          </table:table-cell>
          <table:table-cell table:style-name="WaresForEquipmentParts.A2" office:value-type="string">
            <text:p text:style-name="P91">12</text:p>
          </table:table-cell>
          <table:table-cell table:style-name="WaresForEquipmentParts.A2" office:value-type="string">
            <text:p text:style-name="P91">15</text:p>
          </table:table-cell>
          <table:table-cell table:style-name="WaresForEquipmentParts.A2" office:value-type="string">
            <text:p text:style-name="P91">S</text:p>
          </table:table-cell>
          <table:table-cell table:style-name="WaresForEquipmentParts.E2" office:value-type="string">
            <text:p text:style-name="P91">1</text:p>
          </table:table-cell>
        </table:table-row>
        <table:table-row>
          <table:table-cell table:style-name="WaresForEquipmentParts.A2" office:value-type="string">
            <text:p text:style-name="P92">Микросхемы суперконтроллера</text:p>
          </table:table-cell>
          <table:table-cell table:style-name="WaresForEquipmentParts.A2" office:value-type="string">
            <text:p text:style-name="P92">12</text:p>
          </table:table-cell>
          <table:table-cell table:style-name="WaresForEquipmentParts.A2" office:value-type="string">
            <text:p text:style-name="P92">17</text:p>
          </table:table-cell>
          <table:table-cell table:style-name="WaresForEquipmentParts.A2" office:value-type="string">
            <text:p text:style-name="P92">S</text:p>
          </table:table-cell>
          <table:table-cell table:style-name="WaresForEquipmentParts.E2" office:value-type="string">
            <text:p text:style-name="P92">1</text:p>
          </table:table-cell>
        </table:table-row>
        <table:table-row>
          <table:table-cell table:style-name="WaresForEquipmentParts.A2" office:value-type="string">
            <text:p text:style-name="P93">Компоненты прыжкового двигателя</text:p>
          </table:table-cell>
          <table:table-cell table:style-name="WaresForEquipmentParts.A2" office:value-type="string">
            <text:p text:style-name="P93">12</text:p>
          </table:table-cell>
          <table:table-cell table:style-name="WaresForEquipmentParts.A2" office:value-type="string">
            <text:p text:style-name="P93">64</text:p>
          </table:table-cell>
          <table:table-cell table:style-name="WaresForEquipmentParts.A2" office:value-type="string">
            <text:p text:style-name="P93">S</text:p>
          </table:table-cell>
          <table:table-cell table:style-name="WaresForEquipmentParts.E2" office:value-type="string">
            <text:p text:style-name="P93">3</text:p>
          </table:table-cell>
        </table:table-row>
      </table:table>
      <text:p text:style-name="P29"/>
      <text:h text:style-name="Heading_20_3" text:outline-level="3"><text:bookmark-start text:name="__RefHeading__1159_712231932"/>Ремонт в доке<text:bookmark-end text:name="__RefHeading__1159_712231932"/></text:h>
      <text:p text:style-name="P25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979_1173807053"/>TODO<text:bookmark-end text:name="__RefHeading__979_1173807053"/></text:h>
      <text:list xml:id="list1457509504239662406" text:style-name="L6">
        <text:list-item>
          <text:p text:style-name="P111">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112">При групповом добавлении станций на этапе выбора радиуса сектора поиска используется стандартный диалог выбора числа. Сейчас там в заголовке ReadText8370-<text:soft-page-break/>117. Нужно переделать на нормальную версию.</text:p>
        </text:list-item>
        <text:list-item>
          <text:p text:style-name="P120">В определенных случаях после смены программ <text:span text:style-name="T88">со Старателя на Транспорт</text:span> в заголовке корабельного терминала в деталях товара отображается ReadText8370-211 на месте значения «Мин. у поставщика».</text:p>
        </text:list-item>
        <text:list-item>
          <text:p text:style-name="P113"><text:span text:style-name="T79">(InProgress) </text:span>Не срабатывает обработчик SIGNAL_ATTACKED?</text:p>
        </text:list-item>
        <text:list-item>
          <text:p text:style-name="P114">Есть подозрение, что обработчики сигналов будут срабатывать всегда, если для корабля хотя бы один раз была выбрана программа. Нужно в каждом обработчике добавить проверку текущей запущенной программы. <text:span text:style-name="T80">Если программа не запущена, значит нужно восстанавливать стандартные обработчик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35:30.828443165</meta:creation-date>
    <meta:editing-duration>PT5H39M40S</meta:editing-duration>
    <meta:editing-cycles>218</meta:editing-cycles>
    <meta:generator>LibreOffice/4.3.3.2$Linux_X86_64 LibreOffice_project/430m0$Build-2</meta:generator>
    <dc:date>2017-09-20T10:13:45.350541608</dc:date>
    <meta:document-statistic meta:table-count="7" meta:image-count="0" meta:object-count="0" meta:page-count="12" meta:paragraph-count="360" meta:word-count="2697" meta:character-count="19645" meta:non-whitespace-character-count="17258"/>
  </office:meta>
</office:document-meta>
</file>